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20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6">
      <style:drawing-page-properties draw:fill="gradient" draw:fill-gradient-name="a182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7">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0">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595959" style:text-line-through-type="none" style:text-line-through-style="none" style:text-line-through-width="auto" style:text-line-through-color="font-color" style:text-position="0% 100%" fo:font-family="Century Gothic" fo:font-size="0.38889in" style:font-size-asian="0.38889in" style:font-size-complex="0.38889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4">
      <style:drawing-page-properties draw:fill="gradient" draw:fill-gradient-name="a18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0">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0">
      <style:graphic-properties fo:wrap-option="wrap" fo:padding-top="0.04138in" fo:padding-bottom="0.04138in" fo:padding-left="0.04138in" fo:padding-right="0.04138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20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3">
      <style:graphic-properties fo:wrap-option="wrap" fo:padding-top="0in" fo:padding-bottom="0in" fo:padding-left="0.71737in" fo:padding-right="0.71737in" draw:textarea-vertical-align="middle" draw:textarea-horizontal-align="center" draw:fill="none" draw:stroke="solid" svg:stroke-width="0.01736in" svg:stroke-color="#83240a" svg:stroke-opacity="100%" svg:stroke-linecap="round" draw:auto-grow-width="false" draw:auto-grow-height="false"/>
      <style:paragraph-properties style:font-independent-line-spacing="true" style:writing-mode="lr-tb"/>
    </style:style>
    <style:style style:family="text" style:name="a21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6">
      <style:graphic-properties fo:wrap-option="wrap" fo:padding-top="0.04138in" fo:padding-bottom="0.04138in" fo:padding-left="0.04138in" fo:padding-right="0.04138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paragraph" style:name="a1901">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2">
      <style:graphic-properties fo:wrap-option="wrap" fo:padding-top="0.04844in" fo:padding-bottom="0.04844in" fo:padding-left="0.04844in" fo:padding-right="0.04844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paragraph" style:name="a21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9">
      <style:graphic-properties fo:wrap-option="wrap" fo:padding-top="0.00404in" fo:padding-bottom="0.00404in" fo:padding-left="0.41562in" fo:padding-right="0.41562in" draw:textarea-vertical-align="middle" draw:textarea-horizontal-align="center" draw:fill="none" draw:stroke="solid" svg:stroke-width="0.01736in" svg:stroke-color="#952a0d" svg:stroke-opacity="100%" svg:stroke-linecap="round" draw:auto-grow-width="false" draw:auto-grow-height="false"/>
      <style:paragraph-properties style:font-independent-line-spacing="true" style:writing-mode="lr-tb"/>
    </style:style>
    <style:style style:family="paragraph" style:name="a1904">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5">
      <style:graphic-properties fo:wrap-option="wrap" fo:padding-top="0in" fo:padding-bottom="0in" fo:padding-left="0.84362in" fo:padding-right="0.84362in" draw:textarea-vertical-align="middle" draw:textarea-horizontal-align="center" draw:fill="none" draw:stroke="solid" svg:stroke-width="0.01736in" svg:stroke-color="#83240a" svg:stroke-opacity="100%" svg:stroke-linecap="round" draw:auto-grow-width="false" draw:auto-grow-height="false"/>
      <style:paragraph-properties style:font-independent-line-spacing="true" style:writing-mode="lr-tb"/>
    </style:style>
    <style:style style:family="text" style:name="a21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8">
      <style:graphic-properties fo:wrap-option="wrap" fo:padding-top="0.04844in" fo:padding-bottom="0.04844in" fo:padding-left="0.04844in" fo:padding-right="0.04844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2">
      <style:graphic-properties fo:wrap-option="wrap" fo:padding-top="0.04138in" fo:padding-bottom="0.04138in" fo:padding-left="0.04138in" fo:padding-right="0.04138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21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5">
      <style:graphic-properties fo:wrap-option="wrap" fo:padding-top="0.00404in" fo:padding-bottom="0.00404in" fo:padding-left="0.41562in" fo:padding-right="0.41562in" draw:textarea-vertical-align="middle" draw:textarea-horizontal-align="center" draw:fill="none" draw:stroke="solid" svg:stroke-width="0.01736in" svg:stroke-color="#83240a" svg:stroke-opacity="100%" svg:stroke-linecap="round" draw:auto-grow-width="false" draw:auto-grow-height="false"/>
      <style:paragraph-properties style:font-independent-line-spacing="true" style:writing-mode="lr-tb"/>
    </style:style>
    <style:style style:family="paragraph" style:name="a20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10">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7">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1">
      <style:graphic-properties fo:wrap-option="wrap" fo:padding-top="0.00478in" fo:padding-bottom="0.00478in" fo:padding-left="0.48922in" fo:padding-right="0.48922in" draw:textarea-vertical-align="middle" draw:textarea-horizontal-align="center" draw:fill="none" draw:stroke="solid" svg:stroke-width="0.01736in" svg:stroke-color="#952a0d" svg:stroke-opacity="100%" svg:stroke-linecap="round" draw:auto-grow-width="false" draw:auto-grow-height="false"/>
      <style:paragraph-properties style:font-independent-line-spacing="true" style:writing-mode="lr-tb"/>
    </style:style>
    <style:style style:family="graphic" style:name="a1858">
      <style:graphic-properties fo:wrap-option="wrap" fo:padding-top="0.04138in" fo:padding-bottom="0.04138in" fo:padding-left="0.04138in" fo:padding-right="0.04138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4">
      <style:graphic-properties fo:wrap-option="wrap" fo:padding-top="0.04844in" fo:padding-bottom="0.04844in" fo:padding-left="0.04844in" fo:padding-right="0.04844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7">
      <style:graphic-properties fo:wrap-option="wrap" fo:padding-top="0.00466in" fo:padding-bottom="0.00466in" fo:padding-left="0.49144in" fo:padding-right="0.49144in" draw:textarea-vertical-align="middle" draw:textarea-horizontal-align="center" draw:fill="none" draw:stroke="solid" svg:stroke-width="0.01736in" svg:stroke-color="#83240a" svg:stroke-opacity="100%" svg:stroke-linecap="round" draw:auto-grow-width="false" draw:auto-grow-height="false"/>
      <style:paragraph-properties style:font-independent-line-spacing="true" style:writing-mode="lr-tb"/>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1">
      <style:graphic-properties fo:wrap-option="wrap" fo:padding-top="0.00404in" fo:padding-bottom="0.00404in" fo:padding-left="0.41562in" fo:padding-right="0.41562in" draw:textarea-vertical-align="middle" draw:textarea-horizontal-align="center" draw:fill="none" draw:stroke="solid" svg:stroke-width="0.01736in" svg:stroke-color="#952a0d" svg:stroke-opacity="100%" svg:stroke-linecap="round" draw:auto-grow-width="false" draw:auto-grow-height="false"/>
      <style:paragraph-properties style:font-independent-line-spacing="true" style:writing-mode="lr-tb"/>
    </style:style>
    <style:style style:family="text" style:name="a20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4">
      <style:graphic-properties fo:wrap-option="wrap" fo:padding-top="0.04138in" fo:padding-bottom="0.04138in" fo:padding-left="0.04138in" fo:padding-right="0.04138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20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0">
      <style:graphic-properties fo:wrap-option="wrap" fo:padding-top="0.04844in" fo:padding-bottom="0.04844in" fo:padding-left="0.04844in" fo:padding-right="0.04844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graphic" style:name="a1867">
      <style:graphic-properties fo:wrap-option="wrap" fo:padding-top="0in" fo:padding-bottom="0in" fo:padding-left="0.71737in" fo:padding-right="0.71737in" draw:textarea-vertical-align="middle" draw:textarea-horizontal-align="center" draw:fill="none" draw:stroke="solid" svg:stroke-width="0.01736in" svg:stroke-color="#83240a" svg:stroke-opacity="100%" svg:stroke-linecap="round" draw:auto-grow-width="false" draw:auto-grow-height="false"/>
      <style:paragraph-properties style:font-independent-line-spacing="true"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9">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3">
      <style:graphic-properties fo:wrap-option="wrap" fo:padding-top="0.00482in" fo:padding-bottom="0.00482in" fo:padding-left="0.4884in" fo:padding-right="0.4884in" draw:textarea-vertical-align="middle" draw:textarea-horizontal-align="center" draw:fill="none" draw:stroke="solid" svg:stroke-width="0.01736in" svg:stroke-color="#952a0d" svg:stroke-opacity="100%" svg:stroke-linecap="round" draw:auto-grow-width="false" draw:auto-grow-height="false"/>
      <style:paragraph-properties style:font-independent-line-spacing="true" style:writing-mode="lr-tb"/>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6">
      <style:graphic-properties fo:wrap-option="wrap" fo:padding-top="0.04844in" fo:padding-bottom="0.04844in" fo:padding-left="0.04844in" fo:padding-right="0.04844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9">
      <style:graphic-properties fo:wrap-option="wrap" fo:padding-top="0in" fo:padding-bottom="0in" fo:padding-left="0.85027in" fo:padding-right="0.85027in" draw:textarea-vertical-align="middle" draw:textarea-horizontal-align="center" draw:fill="none" draw:stroke="solid" svg:stroke-width="0.01736in" svg:stroke-color="#83240a" svg:stroke-opacity="100%" svg:stroke-linecap="round" draw:auto-grow-width="false" draw:auto-grow-height="false"/>
      <style:paragraph-properties style:font-independent-line-spacing="true" style:writing-mode="lr-tb"/>
    </style:style>
    <style:style style:family="text" style:name="a20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0">
      <style:graphic-properties fo:wrap-option="wrap" fo:padding-top="0.04138in" fo:padding-bottom="0.04138in" fo:padding-left="0.04138in" fo:padding-right="0.04138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20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3">
      <style:graphic-properties fo:wrap-option="wrap" fo:padding-top="0.00404in" fo:padding-bottom="0.00404in" fo:padding-left="0.41562in" fo:padding-right="0.41562in" draw:textarea-vertical-align="middle" draw:textarea-horizontal-align="center" draw:fill="none" draw:stroke="solid" svg:stroke-width="0.01736in" svg:stroke-color="#952a0d" svg:stroke-opacity="100%" svg:stroke-linecap="round" draw:auto-grow-width="false" draw:auto-grow-height="false"/>
      <style:paragraph-properties style:font-independent-line-spacing="true" style:writing-mode="lr-tb"/>
    </style:style>
    <style:style style:family="presentation" style:name="a20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89">
      <style:drawing-page-properties draw:fill="gradient" draw:fill-gradient-name="a20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6">
      <style:graphic-properties fo:wrap-option="wrap" fo:padding-top="0.04138in" fo:padding-bottom="0.04138in" fo:padding-left="0.04138in" fo:padding-right="0.04138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8">
      <style:drawing-page-properties draw:fill="gradient" draw:fill-gradient-name="a18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32">
      <style:graphic-properties fo:wrap-option="wrap" fo:padding-top="0.04844in" fo:padding-bottom="0.04844in" fo:padding-left="0.04844in" fo:padding-right="0.04844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187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5">
      <style:graphic-properties fo:wrap-option="wrap" fo:padding-top="0.00478in" fo:padding-bottom="0.00478in" fo:padding-left="0.48922in" fo:padding-right="0.48922in" draw:textarea-vertical-align="middle" draw:textarea-horizontal-align="center" draw:fill="none" draw:stroke="solid" svg:stroke-width="0.01736in" svg:stroke-color="#952a0d" svg:stroke-opacity="100%" svg:stroke-linecap="round" draw:auto-grow-width="false" draw:auto-grow-height="false"/>
      <style:paragraph-properties style:font-independent-line-spacing="true" style:writing-mode="lr-tb"/>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8">
      <style:graphic-properties fo:wrap-option="wrap" fo:padding-top="0.04844in" fo:padding-bottom="0.04844in" fo:padding-left="0.04844in" fo:padding-right="0.04844in" draw:textarea-vertical-align="middle" draw:textarea-horizontal-align="center" draw:fill="solid" draw:fill-color="#a53010"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209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0">
      <style:drawing-page-properties draw:fill="gradient" draw:fill-gradient-name="a19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90%" fo:text-align="center"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1">
      <style:graphic-properties fo:wrap-option="wrap" fo:padding-top="0.0533in" fo:padding-bottom="0.0533in" fo:padding-left="0.0533in" fo:padding-right="0.0533in" draw:textarea-vertical-align="middle" draw:textarea-horizontal-align="center" draw:fill="solid" draw:fill-color="#c00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4">
      <style:graphic-properties fo:wrap-option="wrap" fo:padding-top="0in" fo:padding-bottom="0in" fo:padding-left="1.19522in" fo:padding-right="1.19522in" draw:textarea-vertical-align="middle" draw:textarea-horizontal-align="center" draw:fill="none" draw:stroke="solid" svg:stroke-width="0.01389in" svg:stroke-color="#bd6225" svg:stroke-opacity="100%" draw:stroke-linejoin="miter" svg:stroke-linecap="butt" draw:auto-grow-width="false" draw:auto-grow-height="false"/>
      <style:paragraph-properties style:font-independent-line-spacing="true" style:writing-mode="lr-tb"/>
    </style:style>
    <style:style style:family="text" style:name="a200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90%" fo:text-align="center"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8">
      <style:graphic-properties fo:wrap-option="wrap" fo:padding-top="0.0533in" fo:padding-bottom="0.0533in" fo:padding-left="0.0533in" fo:padding-right="0.0533in" draw:textarea-vertical-align="middle" draw:textarea-horizontal-align="center" draw:fill="solid" draw:fill-color="#c00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fo:font-size="0.08333in" style:font-size-asian="0.08333in" style:font-size-complex="0.08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96">
      <style:drawing-page-properties draw:fill="gradient" draw:fill-gradient-name="a189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0">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1">
      <style:graphic-properties fo:wrap-option="wrap" fo:padding-top="0.09778in" fo:padding-bottom="0.09778in" fo:padding-left="0.17111in" fo:padding-right="0.17111in" draw:textarea-vertical-align="middle" draw:textarea-horizontal-align="center" draw:fill="solid" draw:fill-color="#c00000" draw:opacity="100%" draw:stroke="solid" svg:stroke-width="0.01042in" svg:stroke-color="#9d2d0f" svg:stroke-opacity="100%" svg:stroke-linecap="round" draw:auto-grow-width="false" draw:auto-grow-height="false"/>
      <style:paragraph-properties style:font-independent-line-spacing="true" style:writing-mode="lr-tb"/>
    </style:style>
    <style:style style:family="paragraph" style:name="a1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90%" fo:text-align="left" style:tab-stop-distance="1.06944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90%" fo:text-align="left" style:tab-stop-distance="1.06944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1">
      <style:graphic-properties fo:wrap-option="wrap" fo:padding-top="0in" fo:padding-bottom="0in" fo:padding-left="0.95377in" fo:padding-right="0.95377in" draw:textarea-vertical-align="middle" draw:textarea-horizontal-align="center" draw:fill="none" draw:stroke="solid" svg:stroke-width="0.01389in" svg:stroke-color="#bd6225" svg:stroke-opacity="100%" draw:stroke-linejoin="miter" svg:stroke-linecap="butt" draw:auto-grow-width="false" draw:auto-grow-height="false"/>
      <style:paragraph-properties style:font-independent-line-spacing="true" style:writing-mode="lr-tb"/>
    </style:style>
    <style:style style:family="text" style:name="a20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90%" fo:text-align="center"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5">
      <style:graphic-properties fo:wrap-option="wrap" fo:padding-top="0.0533in" fo:padding-bottom="0.0533in" fo:padding-left="0.0533in" fo:padding-right="0.0533in" draw:textarea-vertical-align="middle" draw:textarea-horizontal-align="center" draw:fill="solid" draw:fill-color="#c00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8">
      <style:graphic-properties fo:wrap-option="wrap" fo:padding-top="0in" fo:padding-bottom="0in" fo:padding-left="1.15625in" fo:padding-right="1.15625in" draw:textarea-vertical-align="middle" draw:textarea-horizontal-align="center" draw:fill="none" draw:stroke="solid" svg:stroke-width="0.01389in" svg:stroke-color="#bd6225" svg:stroke-opacity="100%" draw:stroke-linejoin="miter" svg:stroke-linecap="butt" draw:auto-grow-width="false" draw:auto-grow-height="false"/>
      <style:paragraph-properties style:font-independent-line-spacing="true" style:writing-mode="lr-tb"/>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90%" fo:text-align="left" style:tab-stop-distance="1.06944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90%" fo:text-align="left" style:tab-stop-distance="1.06944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90%" fo:text-align="left" style:tab-stop-distance="1.06944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90%" fo:text-align="center"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2">
      <style:graphic-properties fo:wrap-option="wrap" fo:padding-top="0.0533in" fo:padding-bottom="0.0533in" fo:padding-left="0.0533in" fo:padding-right="0.0533in" draw:textarea-vertical-align="middle" draw:textarea-horizontal-align="center" draw:fill="solid" draw:fill-color="#c00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2023">
      <style:graphic-properties/>
    </style:style>
    <style:style style:family="drawing-page" style:name="a2025">
      <style:drawing-page-properties draw:fill="gradient" draw:fill-gradient-name="a202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90%" fo:text-align="left" style:tab-stop-distance="1.06944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90%" fo:text-align="left" style:tab-stop-distance="1.06944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7">
      <style:graphic-properties fo:wrap-option="wrap" fo:padding-top="0.12833in" fo:padding-bottom="0.1925in" fo:padding-left="0.12833in" fo:padding-right="0.17111in" draw:textarea-vertical-align="top" draw:textarea-horizontal-align="left" draw:fill="solid" draw:fill-color="#fbe5d6" draw:opacity="90%" draw:stroke="solid" svg:stroke-width="0.01042in" svg:stroke-color="#d6c4c2" svg:stroke-opacity="90%" svg:stroke-linecap="round" draw:auto-grow-width="false" draw:auto-grow-height="false"/>
      <style:paragraph-properties style:font-independent-line-spacing="true" style:writing-mode="lr-tb"/>
    </style:style>
    <style:style style:family="drawing-page" style:name="a1979">
      <style:drawing-page-properties draw:fill="gradient" draw:fill-gradient-name="a1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56">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in" text:min-label-width="0.25in"/>
        <style:text-properties fo:font-family="Wingdings" style:font-pitch="variable" fo:font-size="100%"/>
      </text:list-level-style-bullet>
      <text:list-level-style-bullet text:level="3" text:bullet-char="Ø">
        <style:list-level-properties text:space-before="0.5in" text:min-label-width="0.25in"/>
        <style:text-properties fo:font-family="Wingdings" style:font-pitch="variable" fo:font-size="100%"/>
      </text:list-level-style-bullet>
      <text:list-level-style-bullet text:level="4" text:bullet-char="Ø">
        <style:list-level-properties text:space-before="1in" text:min-label-width="0.25in"/>
        <style:text-properties fo:font-family="Wingdings" style:font-pitch="variable" fo:font-size="100%"/>
      </text:list-level-style-bullet>
      <text:list-level-style-bullet text:level="5" text:bullet-char="Ø">
        <style:list-level-properties text:space-before="1.5in" text:min-label-width="0.25in"/>
        <style:text-properties fo:font-family="Wingdings" style:font-pitch="variable" fo:font-size="100%"/>
      </text:list-level-style-bullet>
      <text:list-level-style-bullet text:level="6" text:bullet-char="Ø">
        <style:list-level-properties text:space-before="2in" text:min-label-width="0.25in"/>
        <style:text-properties fo:font-family="Wingdings" style:font-pitch="variable" fo:font-size="100%"/>
      </text:list-level-style-bullet>
      <text:list-level-style-bullet text:level="7" text:bullet-char="Ø">
        <style:list-level-properties text:space-before="2.5in" text:min-label-width="0.25in"/>
        <style:text-properties fo:font-family="Wingdings" style:font-pitch="variable" fo:font-size="100%"/>
      </text:list-level-style-bullet>
      <text:list-level-style-bullet text:level="8" text:bullet-char="Ø">
        <style:list-level-properties text:space-before="3in" text:min-label-width="0.25in"/>
        <style:text-properties fo:font-family="Wingdings" style:font-pitch="variable" fo:font-size="100%"/>
      </text:list-level-style-bullet>
      <text:list-level-style-bullet text:level="9" text:bullet-char="Ø">
        <style:list-level-properties text:space-before="3.5in" text:min-label-width="0.25in"/>
        <style:text-properties fo:font-family="Wingdings" style:font-pitch="variable" fo:font-size="100%"/>
      </text:list-level-style-bullet>
    </text:list-style>
    <text:list-style style:name="a211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95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11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086">
      <text:list-level-style-bullet text:level="1" text:bullet-char="Ø">
        <style:list-level-properties text:space-before="0in" text:min-label-width="0.375in"/>
        <style:text-properties fo:color="#a53010" fo:font-family="Wingdings" style:font-pitch="variable" fo:font-size="100%"/>
      </text:list-level-style-bullet>
      <text:list-level-style-bullet text:level="2" text:bullet-char="Ø">
        <style:list-level-properties text:space-before="0.4375in" text:min-label-width="0.375in"/>
        <style:text-properties fo:color="#a53010" fo:font-family="Wingdings" style:font-pitch="variable" fo:font-size="100%"/>
      </text:list-level-style-bullet>
      <text:list-level-style-bullet text:level="3" text:bullet-char="Ø">
        <style:list-level-properties text:space-before="0.875in" text:min-label-width="0.375in"/>
        <style:text-properties fo:color="#a53010" fo:font-family="Wingdings" style:font-pitch="variable" fo:font-size="100%"/>
      </text:list-level-style-bullet>
      <text:list-level-style-bullet text:level="4" text:bullet-char="Ø">
        <style:list-level-properties text:space-before="1.375in" text:min-label-width="0.375in"/>
        <style:text-properties fo:color="#a53010" fo:font-family="Wingdings" style:font-pitch="variable" fo:font-size="100%"/>
      </text:list-level-style-bullet>
      <text:list-level-style-bullet text:level="5" text:bullet-char="Ø">
        <style:list-level-properties text:space-before="1.875in" text:min-label-width="0.375in"/>
        <style:text-properties fo:color="#a53010" fo:font-family="Wingdings" style:font-pitch="variable" fo:font-size="100%"/>
      </text:list-level-style-bullet>
      <text:list-level-style-bullet text:level="6" text:bullet-char="Ø">
        <style:list-level-properties text:space-before="2.375in" text:min-label-width="0.375in"/>
        <style:text-properties fo:color="#a53010" fo:font-family="Wingdings" style:font-pitch="variable" fo:font-size="100%"/>
      </text:list-level-style-bullet>
      <text:list-level-style-bullet text:level="7" text:bullet-char="Ø">
        <style:list-level-properties text:space-before="2.875in" text:min-label-width="0.375in"/>
        <style:text-properties fo:color="#a53010" fo:font-family="Wingdings" style:font-pitch="variable" fo:font-size="100%"/>
      </text:list-level-style-bullet>
      <text:list-level-style-bullet text:level="8" text:bullet-char="Ø">
        <style:list-level-properties text:space-before="3.375in" text:min-label-width="0.375in"/>
        <style:text-properties fo:color="#a53010" fo:font-family="Wingdings" style:font-pitch="variable" fo:font-size="100%"/>
      </text:list-level-style-bullet>
      <text:list-level-style-bullet text:level="9" text:bullet-char="Ø">
        <style:list-level-properties text:space-before="3.875in" text:min-label-width="0.375in"/>
        <style:text-properties fo:color="#a53010" fo:font-family="Wingdings" style:font-pitch="variable" fo:font-size="100%"/>
      </text:list-level-style-bullet>
    </text:list-style>
    <text:list-style style:name="a203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070">
      <text:list-level-style-bullet text:level="1" text:bullet-char="Ø">
        <style:list-level-properties text:space-before="0in" text:min-label-width="0.375in"/>
        <style:text-properties fo:color="#a53010" fo:font-family="Wingdings" style:font-pitch="variable" fo:font-size="100%"/>
      </text:list-level-style-bullet>
      <text:list-level-style-bullet text:level="2" text:bullet-char="Ø">
        <style:list-level-properties text:space-before="0.4375in" text:min-label-width="0.375in"/>
        <style:text-properties fo:color="#a53010" fo:font-family="Wingdings" style:font-pitch="variable" fo:font-size="100%"/>
      </text:list-level-style-bullet>
      <text:list-level-style-bullet text:level="3" text:bullet-char="Ø">
        <style:list-level-properties text:space-before="0.875in" text:min-label-width="0.375in"/>
        <style:text-properties fo:color="#a53010" fo:font-family="Wingdings" style:font-pitch="variable" fo:font-size="100%"/>
      </text:list-level-style-bullet>
      <text:list-level-style-bullet text:level="4" text:bullet-char="Ø">
        <style:list-level-properties text:space-before="1.375in" text:min-label-width="0.375in"/>
        <style:text-properties fo:color="#a53010" fo:font-family="Wingdings" style:font-pitch="variable" fo:font-size="100%"/>
      </text:list-level-style-bullet>
      <text:list-level-style-bullet text:level="5" text:bullet-char="Ø">
        <style:list-level-properties text:space-before="1.875in" text:min-label-width="0.375in"/>
        <style:text-properties fo:color="#a53010" fo:font-family="Wingdings" style:font-pitch="variable" fo:font-size="100%"/>
      </text:list-level-style-bullet>
      <text:list-level-style-bullet text:level="6" text:bullet-char="Ø">
        <style:list-level-properties text:space-before="2.375in" text:min-label-width="0.375in"/>
        <style:text-properties fo:color="#a53010" fo:font-family="Wingdings" style:font-pitch="variable" fo:font-size="100%"/>
      </text:list-level-style-bullet>
      <text:list-level-style-bullet text:level="7" text:bullet-char="Ø">
        <style:list-level-properties text:space-before="2.875in" text:min-label-width="0.375in"/>
        <style:text-properties fo:color="#a53010" fo:font-family="Wingdings" style:font-pitch="variable" fo:font-size="100%"/>
      </text:list-level-style-bullet>
      <text:list-level-style-bullet text:level="8" text:bullet-char="Ø">
        <style:list-level-properties text:space-before="3.375in" text:min-label-width="0.375in"/>
        <style:text-properties fo:color="#a53010" fo:font-family="Wingdings" style:font-pitch="variable" fo:font-size="100%"/>
      </text:list-level-style-bullet>
      <text:list-level-style-bullet text:level="9" text:bullet-char="Ø">
        <style:list-level-properties text:space-before="3.875in" text:min-label-width="0.375in"/>
        <style:text-properties fo:color="#a53010" fo:font-family="Wingdings" style:font-pitch="variable" fo:font-size="100%"/>
      </text:list-level-style-bullet>
    </text:list-style>
    <text:list-style style:name="a2073">
      <text:list-level-style-bullet text:level="1" text:bullet-char="Ø">
        <style:list-level-properties text:space-before="0in" text:min-label-width="0.375in"/>
        <style:text-properties fo:color="#a53010" fo:font-family="Wingdings" style:font-pitch="variable" fo:font-size="100%"/>
      </text:list-level-style-bullet>
      <text:list-level-style-bullet text:level="2" text:bullet-char="Ø">
        <style:list-level-properties text:space-before="0.4375in" text:min-label-width="0.375in"/>
        <style:text-properties fo:color="#a53010" fo:font-family="Wingdings" style:font-pitch="variable" fo:font-size="100%"/>
      </text:list-level-style-bullet>
      <text:list-level-style-bullet text:level="3" text:bullet-char="Ø">
        <style:list-level-properties text:space-before="0.875in" text:min-label-width="0.375in"/>
        <style:text-properties fo:color="#a53010" fo:font-family="Wingdings" style:font-pitch="variable" fo:font-size="100%"/>
      </text:list-level-style-bullet>
      <text:list-level-style-bullet text:level="4" text:bullet-char="Ø">
        <style:list-level-properties text:space-before="1.375in" text:min-label-width="0.375in"/>
        <style:text-properties fo:color="#a53010" fo:font-family="Wingdings" style:font-pitch="variable" fo:font-size="100%"/>
      </text:list-level-style-bullet>
      <text:list-level-style-bullet text:level="5" text:bullet-char="Ø">
        <style:list-level-properties text:space-before="1.875in" text:min-label-width="0.375in"/>
        <style:text-properties fo:color="#a53010" fo:font-family="Wingdings" style:font-pitch="variable" fo:font-size="100%"/>
      </text:list-level-style-bullet>
      <text:list-level-style-bullet text:level="6" text:bullet-char="Ø">
        <style:list-level-properties text:space-before="2.375in" text:min-label-width="0.375in"/>
        <style:text-properties fo:color="#a53010" fo:font-family="Wingdings" style:font-pitch="variable" fo:font-size="100%"/>
      </text:list-level-style-bullet>
      <text:list-level-style-bullet text:level="7" text:bullet-char="Ø">
        <style:list-level-properties text:space-before="2.875in" text:min-label-width="0.375in"/>
        <style:text-properties fo:color="#a53010" fo:font-family="Wingdings" style:font-pitch="variable" fo:font-size="100%"/>
      </text:list-level-style-bullet>
      <text:list-level-style-bullet text:level="8" text:bullet-char="Ø">
        <style:list-level-properties text:space-before="3.375in" text:min-label-width="0.375in"/>
        <style:text-properties fo:color="#a53010" fo:font-family="Wingdings" style:font-pitch="variable" fo:font-size="100%"/>
      </text:list-level-style-bullet>
      <text:list-level-style-bullet text:level="9" text:bullet-char="Ø">
        <style:list-level-properties text:space-before="3.875in" text:min-label-width="0.375in"/>
        <style:text-properties fo:color="#a53010" fo:font-family="Wingdings" style:font-pitch="variable" fo:font-size="100%"/>
      </text:list-level-style-bullet>
    </text:list-style>
    <text:list-style style:name="a197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973">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in" text:min-label-width="0.25in"/>
        <style:text-properties fo:font-family="Wingdings" style:font-pitch="variable" fo:font-size="100%"/>
      </text:list-level-style-bullet>
      <text:list-level-style-bullet text:level="3" text:bullet-char="Ø">
        <style:list-level-properties text:space-before="0.5in" text:min-label-width="0.25in"/>
        <style:text-properties fo:font-family="Wingdings" style:font-pitch="variable" fo:font-size="100%"/>
      </text:list-level-style-bullet>
      <text:list-level-style-bullet text:level="4" text:bullet-char="Ø">
        <style:list-level-properties text:space-before="1in" text:min-label-width="0.25in"/>
        <style:text-properties fo:font-family="Wingdings" style:font-pitch="variable" fo:font-size="100%"/>
      </text:list-level-style-bullet>
      <text:list-level-style-bullet text:level="5" text:bullet-char="Ø">
        <style:list-level-properties text:space-before="1.5in" text:min-label-width="0.25in"/>
        <style:text-properties fo:font-family="Wingdings" style:font-pitch="variable" fo:font-size="100%"/>
      </text:list-level-style-bullet>
      <text:list-level-style-bullet text:level="6" text:bullet-char="Ø">
        <style:list-level-properties text:space-before="2in" text:min-label-width="0.25in"/>
        <style:text-properties fo:font-family="Wingdings" style:font-pitch="variable" fo:font-size="100%"/>
      </text:list-level-style-bullet>
      <text:list-level-style-bullet text:level="7" text:bullet-char="Ø">
        <style:list-level-properties text:space-before="2.5in" text:min-label-width="0.25in"/>
        <style:text-properties fo:font-family="Wingdings" style:font-pitch="variable" fo:font-size="100%"/>
      </text:list-level-style-bullet>
      <text:list-level-style-bullet text:level="8" text:bullet-char="Ø">
        <style:list-level-properties text:space-before="3in" text:min-label-width="0.25in"/>
        <style:text-properties fo:font-family="Wingdings" style:font-pitch="variable" fo:font-size="100%"/>
      </text:list-level-style-bullet>
      <text:list-level-style-bullet text:level="9" text:bullet-char="Ø">
        <style:list-level-properties text:space-before="3.5in" text:min-label-width="0.25in"/>
        <style:text-properties fo:font-family="Wingdings" style:font-pitch="variable" fo:font-size="100%"/>
      </text:list-level-style-bullet>
    </text:list-style>
    <text:list-style style:name="a1976">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in" text:min-label-width="0.25in"/>
        <style:text-properties fo:font-family="Wingdings" style:font-pitch="variable" fo:font-size="100%"/>
      </text:list-level-style-bullet>
      <text:list-level-style-bullet text:level="3" text:bullet-char="Ø">
        <style:list-level-properties text:space-before="0.5in" text:min-label-width="0.25in"/>
        <style:text-properties fo:font-family="Wingdings" style:font-pitch="variable" fo:font-size="100%"/>
      </text:list-level-style-bullet>
      <text:list-level-style-bullet text:level="4" text:bullet-char="Ø">
        <style:list-level-properties text:space-before="1in" text:min-label-width="0.25in"/>
        <style:text-properties fo:font-family="Wingdings" style:font-pitch="variable" fo:font-size="100%"/>
      </text:list-level-style-bullet>
      <text:list-level-style-bullet text:level="5" text:bullet-char="Ø">
        <style:list-level-properties text:space-before="1.5in" text:min-label-width="0.25in"/>
        <style:text-properties fo:font-family="Wingdings" style:font-pitch="variable" fo:font-size="100%"/>
      </text:list-level-style-bullet>
      <text:list-level-style-bullet text:level="6" text:bullet-char="Ø">
        <style:list-level-properties text:space-before="2in" text:min-label-width="0.25in"/>
        <style:text-properties fo:font-family="Wingdings" style:font-pitch="variable" fo:font-size="100%"/>
      </text:list-level-style-bullet>
      <text:list-level-style-bullet text:level="7" text:bullet-char="Ø">
        <style:list-level-properties text:space-before="2.5in" text:min-label-width="0.25in"/>
        <style:text-properties fo:font-family="Wingdings" style:font-pitch="variable" fo:font-size="100%"/>
      </text:list-level-style-bullet>
      <text:list-level-style-bullet text:level="8" text:bullet-char="Ø">
        <style:list-level-properties text:space-before="3in" text:min-label-width="0.25in"/>
        <style:text-properties fo:font-family="Wingdings" style:font-pitch="variable" fo:font-size="100%"/>
      </text:list-level-style-bullet>
      <text:list-level-style-bullet text:level="9" text:bullet-char="Ø">
        <style:list-level-properties text:space-before="3.5in" text:min-label-width="0.25in"/>
        <style:text-properties fo:font-family="Wingdings" style:font-pitch="variable" fo:font-size="100%"/>
      </text:list-level-style-bullet>
    </text:list-style>
    <text:list-style style:name="a189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64">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in" text:min-label-width="0.25in"/>
        <style:text-properties fo:font-family="Wingdings" style:font-pitch="variable" fo:font-size="100%"/>
      </text:list-level-style-bullet>
      <text:list-level-style-bullet text:level="3" text:bullet-char="Ø">
        <style:list-level-properties text:space-before="0.5in" text:min-label-width="0.25in"/>
        <style:text-properties fo:font-family="Wingdings" style:font-pitch="variable" fo:font-size="100%"/>
      </text:list-level-style-bullet>
      <text:list-level-style-bullet text:level="4" text:bullet-char="Ø">
        <style:list-level-properties text:space-before="1in" text:min-label-width="0.25in"/>
        <style:text-properties fo:font-family="Wingdings" style:font-pitch="variable" fo:font-size="100%"/>
      </text:list-level-style-bullet>
      <text:list-level-style-bullet text:level="5" text:bullet-char="Ø">
        <style:list-level-properties text:space-before="1.5in" text:min-label-width="0.25in"/>
        <style:text-properties fo:font-family="Wingdings" style:font-pitch="variable" fo:font-size="100%"/>
      </text:list-level-style-bullet>
      <text:list-level-style-bullet text:level="6" text:bullet-char="Ø">
        <style:list-level-properties text:space-before="2in" text:min-label-width="0.25in"/>
        <style:text-properties fo:font-family="Wingdings" style:font-pitch="variable" fo:font-size="100%"/>
      </text:list-level-style-bullet>
      <text:list-level-style-bullet text:level="7" text:bullet-char="Ø">
        <style:list-level-properties text:space-before="2.5in" text:min-label-width="0.25in"/>
        <style:text-properties fo:font-family="Wingdings" style:font-pitch="variable" fo:font-size="100%"/>
      </text:list-level-style-bullet>
      <text:list-level-style-bullet text:level="8" text:bullet-char="Ø">
        <style:list-level-properties text:space-before="3in" text:min-label-width="0.25in"/>
        <style:text-properties fo:font-family="Wingdings" style:font-pitch="variable" fo:font-size="100%"/>
      </text:list-level-style-bullet>
      <text:list-level-style-bullet text:level="9" text:bullet-char="Ø">
        <style:list-level-properties text:space-before="3.5in" text:min-label-width="0.25in"/>
        <style:text-properties fo:font-family="Wingdings" style:font-pitch="variable" fo:font-size="100%"/>
      </text:list-level-style-bullet>
    </text:list-style>
    <text:list-style style:name="a212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96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office:automatic-styles>
  <office:body>
    <office:presentation>
      <draw:page draw:name="Slide1" draw:style-name="a1826" draw:master-page-name="Master1-Layout1-title-Diapositiva-titolo" presentation:presentation-page-layout-name="Master1-PPL1" draw:id="Slide-256">
        <draw:frame draw:id="id570" presentation:style-name="a1829" draw:name="Titolo 1" svg:x="2.8316in" svg:y="2.02in" svg:width="9.75in" svg:height="2.3in" presentation:class="title" presentation:placeholder="false">
          <draw:text-box>
            <text:p text:style-name="a1828" text:class-names="" text:cond-style-name=""><text:span text:style-name="a1827" text:class-names="">COSTRUZIONE FUNNEL DI MARKETING</text:span></text:p>
          </draw:text-box>
          <svg:title/>
          <svg:desc/>
        </draw:frame>
        <draw:frame draw:id="id571" presentation:style-name="a1832" draw:name="Sottotitolo 2" svg:x="2.8316in" svg:y="4.68in" svg:width="9.75in" svg:height="1.77632in" presentation:class="subtitle" presentation:placeholder="false">
          <draw:text-box>
            <text:p text:style-name="a1831" text:class-names="" text:cond-style-name=""><text:span text:style-name="a1830" text:class-names="">beYOGA</text:span></text:p>
          </draw:text-box>
          <svg:title/>
          <svg:desc/>
        </draw:frame>
      </draw:page>
      <draw:page draw:name="Slide2" draw:style-name="a1834" draw:master-page-name="Master1-Layout2-obj-Titolo-e-contenuto" presentation:presentation-page-layout-name="Master1-PPL2" draw:id="Slide-257">
        <draw:frame draw:id="id572" presentation:style-name="a1837" draw:name="Titolo 3" svg:x="2.83566in" svg:y="0.68253in" svg:width="9.74594in" svg:height="1.4008in" presentation:class="title" presentation:placeholder="false">
          <draw:text-box>
            <text:p text:style-name="a1836" text:class-names="" text:cond-style-name=""><text:span text:style-name="a1835" text:class-names="">STRUMENTI DI VISIBILITA’<text:line-break/></text:span></text:p>
          </draw:text-box>
          <svg:title/>
          <svg:desc/>
        </draw:frame>
        <draw:g draw:name="Segnaposto contenuto 6" draw:id="id573">
          <svg:title/>
          <svg:desc/>
          <draw:custom-shape svg:x="2.83845in" svg:y="3.87071in" svg:width="2.11439in" svg:height="1.0572in" draw:id="id574" draw:style-name="a1840" draw:name="Figura a mano libera: forma 3">
            <svg:title/>
            <svg:desc/>
            <text:p text:style-name="a1839" text:class-names="" text:cond-style-name=""><text:span text:style-name="a1838" text:class-names="">AWARENESS</text:span></text:p>
            <draw:enhanced-geometry xmlns:dr3d="urn:oasis:names:tc:opendocument:xmlns:dr3d:1.0" draw:type="non-primitive" svg:viewBox="0 0 1933401 9667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33401"/>
              <draw:equation draw:name="f2" draw:formula="966700"/>
              <draw:equation draw:name="f3" draw:formula="96670"/>
              <draw:equation draw:name="f4" draw:formula="43281"/>
              <draw:equation draw:name="f5" draw:formula="1836731"/>
              <draw:equation draw:name="f6" draw:formula="1890120"/>
              <draw:equation draw:name="f7" draw:formula="870030"/>
              <draw:equation draw:name="f8" draw:formula="923419"/>
              <draw:equation draw:name="f9" draw:formula="?f2 - ?f0"/>
              <draw:equation draw:name="f10" draw:formula="?f1 - ?f0"/>
              <draw:equation draw:name="f11" draw:formula="?f10 / 1933401"/>
              <draw:equation draw:name="f12" draw:formula="?f9 / 966700"/>
              <draw:equation draw:name="f13" draw:formula="0 * ?f10"/>
              <draw:equation draw:name="f14" draw:formula="96670 * ?f9"/>
              <draw:equation draw:name="f15" draw:formula="96670 * ?f10"/>
              <draw:equation draw:name="f16" draw:formula="0 * ?f9"/>
              <draw:equation draw:name="f17" draw:formula="1836731 * ?f10"/>
              <draw:equation draw:name="f18" draw:formula="1933401 * ?f10"/>
              <draw:equation draw:name="f19" draw:formula="870030 * ?f9"/>
              <draw:equation draw:name="f20" draw:formula="966700 * ?f9"/>
              <draw:equation draw:name="f21" draw:formula="?f13 / 1933401"/>
              <draw:equation draw:name="f22" draw:formula="?f14 / 966700"/>
              <draw:equation draw:name="f23" draw:formula="?f15 / 1933401"/>
              <draw:equation draw:name="f24" draw:formula="?f16 / 966700"/>
              <draw:equation draw:name="f25" draw:formula="?f17 / 1933401"/>
              <draw:equation draw:name="f26" draw:formula="?f18 / 1933401"/>
              <draw:equation draw:name="f27" draw:formula="?f19 / 966700"/>
              <draw:equation draw:name="f28" draw:formula="?f20 / 9667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width="1.48102in" svg:height="0.05037in" draw:id="id575" draw:style-name="a1843" draw:transform="translate(-0.74051in -0.02518in) rotate(-5.32019) translate(5.37572in 3.79142in)" draw:name="Figura a mano libera: forma 4">
            <svg:title/>
            <svg:desc/>
            <text:p text:style-name="a1842" text:class-names="" text:cond-style-name=""><text:span text:style-name="a1841" text:class-names=""/></text:p>
            <draw:enhanced-geometry xmlns:dr3d="urn:oasis:names:tc:opendocument:xmlns:dr3d:1.0" draw:type="non-primitive" svg:viewBox="0 0 1354243 46054" draw:enhanced-path="M ?f0 ?f3 L ?f1 ?f3 N" draw:text-areas="?f14 ?f16 ?f15 ?f17" draw:glue-points="?f18 ?f19 ?f20 ?f19" draw:glue-point-leaving-directions="-90, -90">
              <draw:equation draw:name="f0" draw:formula="0"/>
              <draw:equation draw:name="f1" draw:formula="1354243"/>
              <draw:equation draw:name="f2" draw:formula="46054"/>
              <draw:equation draw:name="f3" draw:formula="23027"/>
              <draw:equation draw:name="f4" draw:formula="?f2 - ?f0"/>
              <draw:equation draw:name="f5" draw:formula="?f1 - ?f0"/>
              <draw:equation draw:name="f6" draw:formula="?f5 / 1354243"/>
              <draw:equation draw:name="f7" draw:formula="?f4 / 46054"/>
              <draw:equation draw:name="f8" draw:formula="0 * ?f5"/>
              <draw:equation draw:name="f9" draw:formula="23027 * ?f4"/>
              <draw:equation draw:name="f10" draw:formula="1354243 * ?f5"/>
              <draw:equation draw:name="f11" draw:formula="?f8 / 1354243"/>
              <draw:equation draw:name="f12" draw:formula="?f9 / 46054"/>
              <draw:equation draw:name="f13" draw:formula="?f10 / 1354243"/>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5.7986in" svg:y="2.65493in" svg:width="2.11439in" svg:height="1.0572in" draw:id="id576" draw:style-name="a1846" draw:name="Figura a mano libera: forma 5">
            <svg:title/>
            <svg:desc/>
            <text:p text:style-name="a1845" text:class-names="" text:cond-style-name=""><text:span text:style-name="a1844" text:class-names="">SEO</text:span></text:p>
            <draw:enhanced-geometry xmlns:dr3d="urn:oasis:names:tc:opendocument:xmlns:dr3d:1.0" draw:type="non-primitive" svg:viewBox="0 0 1933401 9667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33401"/>
              <draw:equation draw:name="f2" draw:formula="966700"/>
              <draw:equation draw:name="f3" draw:formula="96670"/>
              <draw:equation draw:name="f4" draw:formula="43281"/>
              <draw:equation draw:name="f5" draw:formula="1836731"/>
              <draw:equation draw:name="f6" draw:formula="1890120"/>
              <draw:equation draw:name="f7" draw:formula="870030"/>
              <draw:equation draw:name="f8" draw:formula="923419"/>
              <draw:equation draw:name="f9" draw:formula="?f2 - ?f0"/>
              <draw:equation draw:name="f10" draw:formula="?f1 - ?f0"/>
              <draw:equation draw:name="f11" draw:formula="?f10 / 1933401"/>
              <draw:equation draw:name="f12" draw:formula="?f9 / 966700"/>
              <draw:equation draw:name="f13" draw:formula="0 * ?f10"/>
              <draw:equation draw:name="f14" draw:formula="96670 * ?f9"/>
              <draw:equation draw:name="f15" draw:formula="96670 * ?f10"/>
              <draw:equation draw:name="f16" draw:formula="0 * ?f9"/>
              <draw:equation draw:name="f17" draw:formula="1836731 * ?f10"/>
              <draw:equation draw:name="f18" draw:formula="1933401 * ?f10"/>
              <draw:equation draw:name="f19" draw:formula="870030 * ?f9"/>
              <draw:equation draw:name="f20" draw:formula="966700 * ?f9"/>
              <draw:equation draw:name="f21" draw:formula="?f13 / 1933401"/>
              <draw:equation draw:name="f22" draw:formula="?f14 / 966700"/>
              <draw:equation draw:name="f23" draw:formula="?f15 / 1933401"/>
              <draw:equation draw:name="f24" draw:formula="?f16 / 966700"/>
              <draw:equation draw:name="f25" draw:formula="?f17 / 1933401"/>
              <draw:equation draw:name="f26" draw:formula="?f18 / 1933401"/>
              <draw:equation draw:name="f27" draw:formula="?f19 / 966700"/>
              <draw:equation draw:name="f28" draw:formula="?f20 / 9667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7.913in" svg:y="3.15835in" svg:width="0.84576in" svg:height="0.05037in" draw:id="id577" draw:style-name="a1849" draw:name="Figura a mano libera: forma 6">
            <svg:title/>
            <svg:desc/>
            <text:p text:style-name="a1848" text:class-names="" text:cond-style-name=""><text:span text:style-name="a1847" text:class-names=""/></text:p>
            <draw:enhanced-geometry xmlns:dr3d="urn:oasis:names:tc:opendocument:xmlns:dr3d:1.0" draw:type="non-primitive" svg:viewBox="0 0 773360 46054" draw:enhanced-path="M ?f0 ?f3 L ?f1 ?f3 N" draw:text-areas="?f14 ?f16 ?f15 ?f17" draw:glue-points="?f18 ?f19 ?f20 ?f19" draw:glue-point-leaving-directions="-90, -90">
              <draw:equation draw:name="f0" draw:formula="0"/>
              <draw:equation draw:name="f1" draw:formula="773360"/>
              <draw:equation draw:name="f2" draw:formula="46054"/>
              <draw:equation draw:name="f3" draw:formula="23027"/>
              <draw:equation draw:name="f4" draw:formula="?f2 - ?f0"/>
              <draw:equation draw:name="f5" draw:formula="?f1 - ?f0"/>
              <draw:equation draw:name="f6" draw:formula="?f5 / 773360"/>
              <draw:equation draw:name="f7" draw:formula="?f4 / 46054"/>
              <draw:equation draw:name="f8" draw:formula="0 * ?f5"/>
              <draw:equation draw:name="f9" draw:formula="23027 * ?f4"/>
              <draw:equation draw:name="f10" draw:formula="773360 * ?f5"/>
              <draw:equation draw:name="f11" draw:formula="?f8 / 773360"/>
              <draw:equation draw:name="f12" draw:formula="?f9 / 46054"/>
              <draw:equation draw:name="f13" draw:formula="?f10 / 773360"/>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8.75875in" svg:y="2.65493in" svg:width="2.11439in" svg:height="1.0572in" draw:id="id578" draw:style-name="a1852" draw:name="Figura a mano libera: forma 7">
            <svg:title/>
            <svg:desc/>
            <text:p text:style-name="a1851" text:class-names="" text:cond-style-name=""><text:span text:style-name="a1850" text:class-names="">Scrivendo blog e fornendo lezioni gratuite sul sito</text:span></text:p>
            <draw:enhanced-geometry xmlns:dr3d="urn:oasis:names:tc:opendocument:xmlns:dr3d:1.0" draw:type="non-primitive" svg:viewBox="0 0 1933401 9667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33401"/>
              <draw:equation draw:name="f2" draw:formula="966700"/>
              <draw:equation draw:name="f3" draw:formula="96670"/>
              <draw:equation draw:name="f4" draw:formula="43281"/>
              <draw:equation draw:name="f5" draw:formula="1836731"/>
              <draw:equation draw:name="f6" draw:formula="1890120"/>
              <draw:equation draw:name="f7" draw:formula="870030"/>
              <draw:equation draw:name="f8" draw:formula="923419"/>
              <draw:equation draw:name="f9" draw:formula="?f2 - ?f0"/>
              <draw:equation draw:name="f10" draw:formula="?f1 - ?f0"/>
              <draw:equation draw:name="f11" draw:formula="?f10 / 1933401"/>
              <draw:equation draw:name="f12" draw:formula="?f9 / 966700"/>
              <draw:equation draw:name="f13" draw:formula="0 * ?f10"/>
              <draw:equation draw:name="f14" draw:formula="96670 * ?f9"/>
              <draw:equation draw:name="f15" draw:formula="96670 * ?f10"/>
              <draw:equation draw:name="f16" draw:formula="0 * ?f9"/>
              <draw:equation draw:name="f17" draw:formula="1836731 * ?f10"/>
              <draw:equation draw:name="f18" draw:formula="1933401 * ?f10"/>
              <draw:equation draw:name="f19" draw:formula="870030 * ?f9"/>
              <draw:equation draw:name="f20" draw:formula="966700 * ?f9"/>
              <draw:equation draw:name="f21" draw:formula="?f13 / 1933401"/>
              <draw:equation draw:name="f22" draw:formula="?f14 / 966700"/>
              <draw:equation draw:name="f23" draw:formula="?f15 / 1933401"/>
              <draw:equation draw:name="f24" draw:formula="?f16 / 966700"/>
              <draw:equation draw:name="f25" draw:formula="?f17 / 1933401"/>
              <draw:equation draw:name="f26" draw:formula="?f18 / 1933401"/>
              <draw:equation draw:name="f27" draw:formula="?f19 / 966700"/>
              <draw:equation draw:name="f28" draw:formula="?f20 / 9667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5284in" svg:y="4.37412in" svg:width="0.84576in" svg:height="0.05037in" draw:id="id579" draw:style-name="a1855" draw:name="Figura a mano libera: forma 8">
            <svg:title/>
            <svg:desc/>
            <text:p text:style-name="a1854" text:class-names="" text:cond-style-name=""><text:span text:style-name="a1853" text:class-names=""/></text:p>
            <draw:enhanced-geometry xmlns:dr3d="urn:oasis:names:tc:opendocument:xmlns:dr3d:1.0" draw:type="non-primitive" svg:viewBox="0 0 773360 46054" draw:enhanced-path="M ?f0 ?f3 L ?f1 ?f3 N" draw:text-areas="?f14 ?f16 ?f15 ?f17" draw:glue-points="?f18 ?f19 ?f20 ?f19" draw:glue-point-leaving-directions="-90, -90">
              <draw:equation draw:name="f0" draw:formula="0"/>
              <draw:equation draw:name="f1" draw:formula="773360"/>
              <draw:equation draw:name="f2" draw:formula="46054"/>
              <draw:equation draw:name="f3" draw:formula="23027"/>
              <draw:equation draw:name="f4" draw:formula="?f2 - ?f0"/>
              <draw:equation draw:name="f5" draw:formula="?f1 - ?f0"/>
              <draw:equation draw:name="f6" draw:formula="?f5 / 773360"/>
              <draw:equation draw:name="f7" draw:formula="?f4 / 46054"/>
              <draw:equation draw:name="f8" draw:formula="0 * ?f5"/>
              <draw:equation draw:name="f9" draw:formula="23027 * ?f4"/>
              <draw:equation draw:name="f10" draw:formula="773360 * ?f5"/>
              <draw:equation draw:name="f11" draw:formula="?f8 / 773360"/>
              <draw:equation draw:name="f12" draw:formula="?f9 / 46054"/>
              <draw:equation draw:name="f13" draw:formula="?f10 / 773360"/>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5.7986in" svg:y="3.87071in" svg:width="2.11439in" svg:height="1.0572in" draw:id="id580" draw:style-name="a1858" draw:name="Figura a mano libera: forma 9">
            <svg:title/>
            <svg:desc/>
            <text:p text:style-name="a1857" text:class-names="" text:cond-style-name=""><text:span text:style-name="a1856" text:class-names="">SOCIAL MEDIA</text:span></text:p>
            <draw:enhanced-geometry xmlns:dr3d="urn:oasis:names:tc:opendocument:xmlns:dr3d:1.0" draw:type="non-primitive" svg:viewBox="0 0 1933401 9667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33401"/>
              <draw:equation draw:name="f2" draw:formula="966700"/>
              <draw:equation draw:name="f3" draw:formula="96670"/>
              <draw:equation draw:name="f4" draw:formula="43281"/>
              <draw:equation draw:name="f5" draw:formula="1836731"/>
              <draw:equation draw:name="f6" draw:formula="1890120"/>
              <draw:equation draw:name="f7" draw:formula="870030"/>
              <draw:equation draw:name="f8" draw:formula="923419"/>
              <draw:equation draw:name="f9" draw:formula="?f2 - ?f0"/>
              <draw:equation draw:name="f10" draw:formula="?f1 - ?f0"/>
              <draw:equation draw:name="f11" draw:formula="?f10 / 1933401"/>
              <draw:equation draw:name="f12" draw:formula="?f9 / 966700"/>
              <draw:equation draw:name="f13" draw:formula="0 * ?f10"/>
              <draw:equation draw:name="f14" draw:formula="96670 * ?f9"/>
              <draw:equation draw:name="f15" draw:formula="96670 * ?f10"/>
              <draw:equation draw:name="f16" draw:formula="0 * ?f9"/>
              <draw:equation draw:name="f17" draw:formula="1836731 * ?f10"/>
              <draw:equation draw:name="f18" draw:formula="1933401 * ?f10"/>
              <draw:equation draw:name="f19" draw:formula="870030 * ?f9"/>
              <draw:equation draw:name="f20" draw:formula="966700 * ?f9"/>
              <draw:equation draw:name="f21" draw:formula="?f13 / 1933401"/>
              <draw:equation draw:name="f22" draw:formula="?f14 / 966700"/>
              <draw:equation draw:name="f23" draw:formula="?f15 / 1933401"/>
              <draw:equation draw:name="f24" draw:formula="?f16 / 966700"/>
              <draw:equation draw:name="f25" draw:formula="?f17 / 1933401"/>
              <draw:equation draw:name="f26" draw:formula="?f18 / 1933401"/>
              <draw:equation draw:name="f27" draw:formula="?f19 / 966700"/>
              <draw:equation draw:name="f28" draw:formula="?f20 / 9667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7.913in" svg:y="4.37412in" svg:width="0.84576in" svg:height="0.05037in" draw:id="id581" draw:style-name="a1861" draw:name="Figura a mano libera: forma 10">
            <svg:title/>
            <svg:desc/>
            <text:p text:style-name="a1860" text:class-names="" text:cond-style-name=""><text:span text:style-name="a1859" text:class-names=""/></text:p>
            <draw:enhanced-geometry xmlns:dr3d="urn:oasis:names:tc:opendocument:xmlns:dr3d:1.0" draw:type="non-primitive" svg:viewBox="0 0 773360 46054" draw:enhanced-path="M ?f0 ?f3 L ?f1 ?f3 N" draw:text-areas="?f14 ?f16 ?f15 ?f17" draw:glue-points="?f18 ?f19 ?f20 ?f19" draw:glue-point-leaving-directions="-90, -90">
              <draw:equation draw:name="f0" draw:formula="0"/>
              <draw:equation draw:name="f1" draw:formula="773360"/>
              <draw:equation draw:name="f2" draw:formula="46054"/>
              <draw:equation draw:name="f3" draw:formula="23027"/>
              <draw:equation draw:name="f4" draw:formula="?f2 - ?f0"/>
              <draw:equation draw:name="f5" draw:formula="?f1 - ?f0"/>
              <draw:equation draw:name="f6" draw:formula="?f5 / 773360"/>
              <draw:equation draw:name="f7" draw:formula="?f4 / 46054"/>
              <draw:equation draw:name="f8" draw:formula="0 * ?f5"/>
              <draw:equation draw:name="f9" draw:formula="23027 * ?f4"/>
              <draw:equation draw:name="f10" draw:formula="773360 * ?f5"/>
              <draw:equation draw:name="f11" draw:formula="?f8 / 773360"/>
              <draw:equation draw:name="f12" draw:formula="?f9 / 46054"/>
              <draw:equation draw:name="f13" draw:formula="?f10 / 773360"/>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8.75875in" svg:y="3.87071in" svg:width="2.11439in" svg:height="1.0572in" draw:id="id582" draw:style-name="a1864" draw:name="Figura a mano libera: forma 11">
            <svg:title/>
            <svg:desc/>
            <text:p text:style-name="a1863" text:class-names="" text:cond-style-name=""><text:span text:style-name="a1862" text:class-names="">Creando contenuti informativi ed emozionali stimolanti</text:span></text:p>
            <draw:enhanced-geometry xmlns:dr3d="urn:oasis:names:tc:opendocument:xmlns:dr3d:1.0" draw:type="non-primitive" svg:viewBox="0 0 1933401 9667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33401"/>
              <draw:equation draw:name="f2" draw:formula="966700"/>
              <draw:equation draw:name="f3" draw:formula="96670"/>
              <draw:equation draw:name="f4" draw:formula="43281"/>
              <draw:equation draw:name="f5" draw:formula="1836731"/>
              <draw:equation draw:name="f6" draw:formula="1890120"/>
              <draw:equation draw:name="f7" draw:formula="870030"/>
              <draw:equation draw:name="f8" draw:formula="923419"/>
              <draw:equation draw:name="f9" draw:formula="?f2 - ?f0"/>
              <draw:equation draw:name="f10" draw:formula="?f1 - ?f0"/>
              <draw:equation draw:name="f11" draw:formula="?f10 / 1933401"/>
              <draw:equation draw:name="f12" draw:formula="?f9 / 966700"/>
              <draw:equation draw:name="f13" draw:formula="0 * ?f10"/>
              <draw:equation draw:name="f14" draw:formula="96670 * ?f9"/>
              <draw:equation draw:name="f15" draw:formula="96670 * ?f10"/>
              <draw:equation draw:name="f16" draw:formula="0 * ?f9"/>
              <draw:equation draw:name="f17" draw:formula="1836731 * ?f10"/>
              <draw:equation draw:name="f18" draw:formula="1933401 * ?f10"/>
              <draw:equation draw:name="f19" draw:formula="870030 * ?f9"/>
              <draw:equation draw:name="f20" draw:formula="966700 * ?f9"/>
              <draw:equation draw:name="f21" draw:formula="?f13 / 1933401"/>
              <draw:equation draw:name="f22" draw:formula="?f14 / 966700"/>
              <draw:equation draw:name="f23" draw:formula="?f15 / 1933401"/>
              <draw:equation draw:name="f24" draw:formula="?f16 / 966700"/>
              <draw:equation draw:name="f25" draw:formula="?f17 / 1933401"/>
              <draw:equation draw:name="f26" draw:formula="?f18 / 1933401"/>
              <draw:equation draw:name="f27" draw:formula="?f19 / 966700"/>
              <draw:equation draw:name="f28" draw:formula="?f20 / 9667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width="1.48102in" svg:height="0.05037in" draw:id="id583" draw:style-name="a1867" draw:transform="translate(-0.74051in -0.02518in) rotate(-0.96299) translate(5.37572in 5.00719in)" draw:name="Figura a mano libera: forma 12">
            <svg:title/>
            <svg:desc/>
            <text:p text:style-name="a1866" text:class-names="" text:cond-style-name=""><text:span text:style-name="a1865" text:class-names=""/></text:p>
            <draw:enhanced-geometry xmlns:dr3d="urn:oasis:names:tc:opendocument:xmlns:dr3d:1.0" draw:type="non-primitive" svg:viewBox="0 0 1354243 46054" draw:enhanced-path="M ?f0 ?f3 L ?f1 ?f3 N" draw:text-areas="?f14 ?f16 ?f15 ?f17" draw:glue-points="?f18 ?f19 ?f20 ?f19" draw:glue-point-leaving-directions="-90, -90">
              <draw:equation draw:name="f0" draw:formula="0"/>
              <draw:equation draw:name="f1" draw:formula="1354243"/>
              <draw:equation draw:name="f2" draw:formula="46054"/>
              <draw:equation draw:name="f3" draw:formula="23027"/>
              <draw:equation draw:name="f4" draw:formula="?f2 - ?f0"/>
              <draw:equation draw:name="f5" draw:formula="?f1 - ?f0"/>
              <draw:equation draw:name="f6" draw:formula="?f5 / 1354243"/>
              <draw:equation draw:name="f7" draw:formula="?f4 / 46054"/>
              <draw:equation draw:name="f8" draw:formula="0 * ?f5"/>
              <draw:equation draw:name="f9" draw:formula="23027 * ?f4"/>
              <draw:equation draw:name="f10" draw:formula="1354243 * ?f5"/>
              <draw:equation draw:name="f11" draw:formula="?f8 / 1354243"/>
              <draw:equation draw:name="f12" draw:formula="?f9 / 46054"/>
              <draw:equation draw:name="f13" draw:formula="?f10 / 1354243"/>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5.7986in" svg:y="5.08648in" svg:width="2.11439in" svg:height="1.0572in" draw:id="id584" draw:style-name="a1870" draw:name="Figura a mano libera: forma 13">
            <svg:title/>
            <svg:desc/>
            <text:p text:style-name="a1869" text:class-names="" text:cond-style-name=""><text:span text:style-name="a1868" text:class-names="">INFLUENCER MARKETING</text:span></text:p>
            <draw:enhanced-geometry xmlns:dr3d="urn:oasis:names:tc:opendocument:xmlns:dr3d:1.0" draw:type="non-primitive" svg:viewBox="0 0 1933401 9667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33401"/>
              <draw:equation draw:name="f2" draw:formula="966700"/>
              <draw:equation draw:name="f3" draw:formula="96670"/>
              <draw:equation draw:name="f4" draw:formula="43281"/>
              <draw:equation draw:name="f5" draw:formula="1836731"/>
              <draw:equation draw:name="f6" draw:formula="1890120"/>
              <draw:equation draw:name="f7" draw:formula="870030"/>
              <draw:equation draw:name="f8" draw:formula="923419"/>
              <draw:equation draw:name="f9" draw:formula="?f2 - ?f0"/>
              <draw:equation draw:name="f10" draw:formula="?f1 - ?f0"/>
              <draw:equation draw:name="f11" draw:formula="?f10 / 1933401"/>
              <draw:equation draw:name="f12" draw:formula="?f9 / 966700"/>
              <draw:equation draw:name="f13" draw:formula="0 * ?f10"/>
              <draw:equation draw:name="f14" draw:formula="96670 * ?f9"/>
              <draw:equation draw:name="f15" draw:formula="96670 * ?f10"/>
              <draw:equation draw:name="f16" draw:formula="0 * ?f9"/>
              <draw:equation draw:name="f17" draw:formula="1836731 * ?f10"/>
              <draw:equation draw:name="f18" draw:formula="1933401 * ?f10"/>
              <draw:equation draw:name="f19" draw:formula="870030 * ?f9"/>
              <draw:equation draw:name="f20" draw:formula="966700 * ?f9"/>
              <draw:equation draw:name="f21" draw:formula="?f13 / 1933401"/>
              <draw:equation draw:name="f22" draw:formula="?f14 / 966700"/>
              <draw:equation draw:name="f23" draw:formula="?f15 / 1933401"/>
              <draw:equation draw:name="f24" draw:formula="?f16 / 966700"/>
              <draw:equation draw:name="f25" draw:formula="?f17 / 1933401"/>
              <draw:equation draw:name="f26" draw:formula="?f18 / 1933401"/>
              <draw:equation draw:name="f27" draw:formula="?f19 / 966700"/>
              <draw:equation draw:name="f28" draw:formula="?f20 / 9667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7.913in" svg:y="5.5899in" svg:width="0.84576in" svg:height="0.05037in" draw:id="id585" draw:style-name="a1873" draw:name="Figura a mano libera: forma 14">
            <svg:title/>
            <svg:desc/>
            <text:p text:style-name="a1872" text:class-names="" text:cond-style-name=""><text:span text:style-name="a1871" text:class-names=""/></text:p>
            <draw:enhanced-geometry xmlns:dr3d="urn:oasis:names:tc:opendocument:xmlns:dr3d:1.0" draw:type="non-primitive" svg:viewBox="0 0 773360 46054" draw:enhanced-path="M ?f0 ?f3 L ?f1 ?f3 N" draw:text-areas="?f14 ?f16 ?f15 ?f17" draw:glue-points="?f18 ?f19 ?f20 ?f19" draw:glue-point-leaving-directions="-90, -90">
              <draw:equation draw:name="f0" draw:formula="0"/>
              <draw:equation draw:name="f1" draw:formula="773360"/>
              <draw:equation draw:name="f2" draw:formula="46054"/>
              <draw:equation draw:name="f3" draw:formula="23027"/>
              <draw:equation draw:name="f4" draw:formula="?f2 - ?f0"/>
              <draw:equation draw:name="f5" draw:formula="?f1 - ?f0"/>
              <draw:equation draw:name="f6" draw:formula="?f5 / 773360"/>
              <draw:equation draw:name="f7" draw:formula="?f4 / 46054"/>
              <draw:equation draw:name="f8" draw:formula="0 * ?f5"/>
              <draw:equation draw:name="f9" draw:formula="23027 * ?f4"/>
              <draw:equation draw:name="f10" draw:formula="773360 * ?f5"/>
              <draw:equation draw:name="f11" draw:formula="?f8 / 773360"/>
              <draw:equation draw:name="f12" draw:formula="?f9 / 46054"/>
              <draw:equation draw:name="f13" draw:formula="?f10 / 773360"/>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8.75875in" svg:y="5.08648in" svg:width="2.11439in" svg:height="1.0572in" draw:id="id586" draw:style-name="a1876" draw:name="Figura a mano libera: forma 15">
            <svg:title/>
            <svg:desc/>
            <text:p text:style-name="a1875" text:class-names="" text:cond-style-name=""><text:span text:style-name="a1874" text:class-names="">Collaborazioni con influencer e blogger per aumentare visibilità</text:span></text:p>
            <draw:enhanced-geometry xmlns:dr3d="urn:oasis:names:tc:opendocument:xmlns:dr3d:1.0" draw:type="non-primitive" svg:viewBox="0 0 1933401 9667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33401"/>
              <draw:equation draw:name="f2" draw:formula="966700"/>
              <draw:equation draw:name="f3" draw:formula="96670"/>
              <draw:equation draw:name="f4" draw:formula="43281"/>
              <draw:equation draw:name="f5" draw:formula="1836731"/>
              <draw:equation draw:name="f6" draw:formula="1890120"/>
              <draw:equation draw:name="f7" draw:formula="870030"/>
              <draw:equation draw:name="f8" draw:formula="923419"/>
              <draw:equation draw:name="f9" draw:formula="?f2 - ?f0"/>
              <draw:equation draw:name="f10" draw:formula="?f1 - ?f0"/>
              <draw:equation draw:name="f11" draw:formula="?f10 / 1933401"/>
              <draw:equation draw:name="f12" draw:formula="?f9 / 966700"/>
              <draw:equation draw:name="f13" draw:formula="0 * ?f10"/>
              <draw:equation draw:name="f14" draw:formula="96670 * ?f9"/>
              <draw:equation draw:name="f15" draw:formula="96670 * ?f10"/>
              <draw:equation draw:name="f16" draw:formula="0 * ?f9"/>
              <draw:equation draw:name="f17" draw:formula="1836731 * ?f10"/>
              <draw:equation draw:name="f18" draw:formula="1933401 * ?f10"/>
              <draw:equation draw:name="f19" draw:formula="870030 * ?f9"/>
              <draw:equation draw:name="f20" draw:formula="966700 * ?f9"/>
              <draw:equation draw:name="f21" draw:formula="?f13 / 1933401"/>
              <draw:equation draw:name="f22" draw:formula="?f14 / 966700"/>
              <draw:equation draw:name="f23" draw:formula="?f15 / 1933401"/>
              <draw:equation draw:name="f24" draw:formula="?f16 / 966700"/>
              <draw:equation draw:name="f25" draw:formula="?f17 / 1933401"/>
              <draw:equation draw:name="f26" draw:formula="?f18 / 1933401"/>
              <draw:equation draw:name="f27" draw:formula="?f19 / 966700"/>
              <draw:equation draw:name="f28" draw:formula="?f20 / 9667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3" draw:style-name="a1878" draw:master-page-name="Master1-Layout2-obj-Titolo-e-contenuto" presentation:presentation-page-layout-name="Master1-PPL2" draw:id="Slide-258">
        <draw:frame draw:id="id587" presentation:style-name="a1881" draw:name="Titolo 1" svg:x="2.83566in" svg:y="0.68253in" svg:width="9.74594in" svg:height="1.4008in" presentation:class="title" presentation:placeholder="false">
          <draw:text-box>
            <text:p text:style-name="a1880" text:class-names="" text:cond-style-name=""><text:span text:style-name="a1879" text:class-names="">ESEMPIO CAMPAGNA AWARENESS</text:span></text:p>
          </draw:text-box>
          <svg:title/>
          <svg:desc/>
        </draw:frame>
        <draw:frame draw:id="id588" presentation:style-name="a1894" draw:name="Segnaposto contenuto 2" svg:x="2.8316in" svg:y="2.33333in" svg:width="9.75in" svg:height="4.13126in" presentation:class="outline" presentation:placeholder="false">
          <draw:text-box>
            <text:list text:style-name="a1893">
              <text:list-item>
                <text:p text:style-name="a1892" text:class-names="" text:cond-style-name=""><text:span text:style-name="a1882" text:class-names="">IL brand<text:s text:c="1"/></text:span><text:span text:style-name="a1883" text:class-names="">beYoga</text:span><text:span text:style-name="a1884" text:class-names=""><text:s text:c="1"/>oltre a produrre articoli sportivi, fornisce anche lezioni di yoga e pilates. Quindi la campagna <text:s text:c="1"/>di consapevolezza <text:s text:c="1"/>è quello di attirare maggior numero di visitatori con video educativi su Instagram, TikTok e<text:s text:c="1"/></text:span><text:span text:style-name="a1885" text:class-names="">Youtube</text:span><text:span text:style-name="a1886" text:class-names=""><text:s text:c="1"/>mostrando sia come vengono realizzati i prodotti ecosostenibili e made in<text:s text:c="1"/></text:span><text:span text:style-name="a1887" text:class-names="">italy</text:span><text:span text:style-name="a1888" text:class-names="">, sia promuovendo e fornendo mini lezioni guida di<text:s text:c="1"/></text:span><text:span text:style-name="a1889" text:class-names="">yoga</text:span><text:span text:style-name="a1890" text:class-names=""><text:s text:c="1"/>gratuite.</text:span><text:span text:style-name="a1891" text:class-names=""/></text:p>
              </text:list-item>
            </text:list>
          </draw:text-box>
          <svg:title/>
          <svg:desc/>
        </draw:frame>
      </draw:page>
      <draw:page draw:name="Slide4" draw:style-name="a1896" draw:master-page-name="Master1-Layout2-obj-Titolo-e-contenuto" presentation:presentation-page-layout-name="Master1-PPL2" draw:id="Slide-259">
        <draw:frame draw:id="id589" presentation:style-name="a1899" draw:name="Titolo 1" svg:x="2.83566in" svg:y="0.68253in" svg:width="9.74594in" svg:height="1.4008in" presentation:class="title" presentation:placeholder="false">
          <draw:text-box>
            <text:p text:style-name="a1898" text:class-names="" text:cond-style-name=""><text:span text:style-name="a1897" text:class-names="">GENERARE INTERESSE</text:span></text:p>
          </draw:text-box>
          <svg:title/>
          <svg:desc/>
        </draw:frame>
        <draw:g draw:name="Segnaposto contenuto 4" draw:id="id590">
          <svg:title/>
          <svg:desc/>
          <draw:custom-shape svg:x="2.32281in" svg:y="3.51331in" svg:width="2.50176in" svg:height="1.25088in" draw:id="id591" draw:style-name="a1902" draw:name="Figura a mano libera: forma 3">
            <svg:title/>
            <svg:desc/>
            <text:p text:style-name="a1901" text:class-names="" text:cond-style-name=""><text:span text:style-name="a1900" text:class-names="">INTEREST</text:span></text:p>
            <draw:enhanced-geometry xmlns:dr3d="urn:oasis:names:tc:opendocument:xmlns:dr3d:1.0" draw:type="non-primitive" svg:viewBox="0 0 2287612 114380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287612"/>
              <draw:equation draw:name="f2" draw:formula="1143806"/>
              <draw:equation draw:name="f3" draw:formula="114381"/>
              <draw:equation draw:name="f4" draw:formula="51210"/>
              <draw:equation draw:name="f5" draw:formula="2173231"/>
              <draw:equation draw:name="f6" draw:formula="2236402"/>
              <draw:equation draw:name="f7" draw:formula="1029425"/>
              <draw:equation draw:name="f8" draw:formula="1092596"/>
              <draw:equation draw:name="f9" draw:formula="?f2 - ?f0"/>
              <draw:equation draw:name="f10" draw:formula="?f1 - ?f0"/>
              <draw:equation draw:name="f11" draw:formula="?f10 / 2287612"/>
              <draw:equation draw:name="f12" draw:formula="?f9 / 1143806"/>
              <draw:equation draw:name="f13" draw:formula="0 * ?f10"/>
              <draw:equation draw:name="f14" draw:formula="114381 * ?f9"/>
              <draw:equation draw:name="f15" draw:formula="114381 * ?f10"/>
              <draw:equation draw:name="f16" draw:formula="0 * ?f9"/>
              <draw:equation draw:name="f17" draw:formula="2173231 * ?f10"/>
              <draw:equation draw:name="f18" draw:formula="2287612 * ?f10"/>
              <draw:equation draw:name="f19" draw:formula="1029425 * ?f9"/>
              <draw:equation draw:name="f20" draw:formula="1143806 * ?f9"/>
              <draw:equation draw:name="f21" draw:formula="?f13 / 2287612"/>
              <draw:equation draw:name="f22" draw:formula="?f14 / 1143806"/>
              <draw:equation draw:name="f23" draw:formula="?f15 / 2287612"/>
              <draw:equation draw:name="f24" draw:formula="?f16 / 1143806"/>
              <draw:equation draw:name="f25" draw:formula="?f17 / 2287612"/>
              <draw:equation draw:name="f26" draw:formula="?f18 / 2287612"/>
              <draw:equation draw:name="f27" draw:formula="?f19 / 1143806"/>
              <draw:equation draw:name="f28" draw:formula="?f20 / 114380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width="1.7468in" svg:height="0.05959in" draw:id="id592" draw:style-name="a1905" draw:transform="translate(-0.8734in -0.02979in) rotate(-5.32417) translate(5.32619in 3.42376in)" draw:name="Figura a mano libera: forma 4">
            <svg:title/>
            <svg:desc/>
            <text:p text:style-name="a1904" text:class-names="" text:cond-style-name=""><text:span text:style-name="a1903" text:class-names=""/></text:p>
            <draw:enhanced-geometry xmlns:dr3d="urn:oasis:names:tc:opendocument:xmlns:dr3d:1.0" draw:type="non-primitive" svg:viewBox="0 0 1597277 54492" draw:enhanced-path="M ?f0 ?f3 L ?f1 ?f3 N" draw:text-areas="?f14 ?f16 ?f15 ?f17" draw:glue-points="?f18 ?f19 ?f20 ?f19" draw:glue-point-leaving-directions="-90, -90">
              <draw:equation draw:name="f0" draw:formula="0"/>
              <draw:equation draw:name="f1" draw:formula="1597277"/>
              <draw:equation draw:name="f2" draw:formula="54492"/>
              <draw:equation draw:name="f3" draw:formula="27246"/>
              <draw:equation draw:name="f4" draw:formula="?f2 - ?f0"/>
              <draw:equation draw:name="f5" draw:formula="?f1 - ?f0"/>
              <draw:equation draw:name="f6" draw:formula="?f5 / 1597277"/>
              <draw:equation draw:name="f7" draw:formula="?f4 / 54492"/>
              <draw:equation draw:name="f8" draw:formula="0 * ?f5"/>
              <draw:equation draw:name="f9" draw:formula="27246 * ?f4"/>
              <draw:equation draw:name="f10" draw:formula="1597277 * ?f5"/>
              <draw:equation draw:name="f11" draw:formula="?f8 / 1597277"/>
              <draw:equation draw:name="f12" draw:formula="?f9 / 54492"/>
              <draw:equation draw:name="f13" draw:formula="?f10 / 1597277"/>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5.82781in" svg:y="2.08333in" svg:width="2.50176in" svg:height="1.25088in" draw:id="id593" draw:style-name="a1908" draw:name="Figura a mano libera: forma 5">
            <svg:title/>
            <svg:desc/>
            <text:p text:style-name="a1907" text:class-names="" text:cond-style-name=""><text:span text:style-name="a1906" text:class-names="">EMAIL MARKETING</text:span></text:p>
            <draw:enhanced-geometry xmlns:dr3d="urn:oasis:names:tc:opendocument:xmlns:dr3d:1.0" draw:type="non-primitive" svg:viewBox="0 0 2287612 114380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287612"/>
              <draw:equation draw:name="f2" draw:formula="1143806"/>
              <draw:equation draw:name="f3" draw:formula="114381"/>
              <draw:equation draw:name="f4" draw:formula="51210"/>
              <draw:equation draw:name="f5" draw:formula="2173231"/>
              <draw:equation draw:name="f6" draw:formula="2236402"/>
              <draw:equation draw:name="f7" draw:formula="1029425"/>
              <draw:equation draw:name="f8" draw:formula="1092596"/>
              <draw:equation draw:name="f9" draw:formula="?f2 - ?f0"/>
              <draw:equation draw:name="f10" draw:formula="?f1 - ?f0"/>
              <draw:equation draw:name="f11" draw:formula="?f10 / 2287612"/>
              <draw:equation draw:name="f12" draw:formula="?f9 / 1143806"/>
              <draw:equation draw:name="f13" draw:formula="0 * ?f10"/>
              <draw:equation draw:name="f14" draw:formula="114381 * ?f9"/>
              <draw:equation draw:name="f15" draw:formula="114381 * ?f10"/>
              <draw:equation draw:name="f16" draw:formula="0 * ?f9"/>
              <draw:equation draw:name="f17" draw:formula="2173231 * ?f10"/>
              <draw:equation draw:name="f18" draw:formula="2287612 * ?f10"/>
              <draw:equation draw:name="f19" draw:formula="1029425 * ?f9"/>
              <draw:equation draw:name="f20" draw:formula="1143806 * ?f9"/>
              <draw:equation draw:name="f21" draw:formula="?f13 / 2287612"/>
              <draw:equation draw:name="f22" draw:formula="?f14 / 1143806"/>
              <draw:equation draw:name="f23" draw:formula="?f15 / 2287612"/>
              <draw:equation draw:name="f24" draw:formula="?f16 / 1143806"/>
              <draw:equation draw:name="f25" draw:formula="?f17 / 2287612"/>
              <draw:equation draw:name="f26" draw:formula="?f18 / 2287612"/>
              <draw:equation draw:name="f27" draw:formula="?f19 / 1143806"/>
              <draw:equation draw:name="f28" draw:formula="?f20 / 114380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8.32957in" svg:y="2.67897in" svg:width="1.0007in" svg:height="0.05959in" draw:id="id594" draw:style-name="a1911" draw:name="Figura a mano libera: forma 6">
            <svg:title/>
            <svg:desc/>
            <text:p text:style-name="a1910" text:class-names="" text:cond-style-name=""><text:span text:style-name="a1909" text:class-names=""/></text:p>
            <draw:enhanced-geometry xmlns:dr3d="urn:oasis:names:tc:opendocument:xmlns:dr3d:1.0" draw:type="non-primitive" svg:viewBox="0 0 915044 54492" draw:enhanced-path="M ?f0 ?f3 L ?f1 ?f3 N" draw:text-areas="?f14 ?f16 ?f15 ?f17" draw:glue-points="?f18 ?f19 ?f20 ?f19" draw:glue-point-leaving-directions="-90, -90">
              <draw:equation draw:name="f0" draw:formula="0"/>
              <draw:equation draw:name="f1" draw:formula="915044"/>
              <draw:equation draw:name="f2" draw:formula="54492"/>
              <draw:equation draw:name="f3" draw:formula="27246"/>
              <draw:equation draw:name="f4" draw:formula="?f2 - ?f0"/>
              <draw:equation draw:name="f5" draw:formula="?f1 - ?f0"/>
              <draw:equation draw:name="f6" draw:formula="?f5 / 915044"/>
              <draw:equation draw:name="f7" draw:formula="?f4 / 54492"/>
              <draw:equation draw:name="f8" draw:formula="0 * ?f5"/>
              <draw:equation draw:name="f9" draw:formula="27246 * ?f4"/>
              <draw:equation draw:name="f10" draw:formula="915044 * ?f5"/>
              <draw:equation draw:name="f11" draw:formula="?f8 / 915044"/>
              <draw:equation draw:name="f12" draw:formula="?f9 / 54492"/>
              <draw:equation draw:name="f13" draw:formula="?f10 / 915044"/>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9.33027in" svg:y="2.08333in" svg:width="2.50176in" svg:height="1.25088in" draw:id="id595" draw:style-name="a1914" draw:name="Figura a mano libera: forma 7">
            <svg:title/>
            <svg:desc/>
            <text:p text:style-name="a1913" text:class-names="" text:cond-style-name=""><text:span text:style-name="a1912" text:class-names="">Inviare newsletter e contenuti personalizzati per coinvolgere il cliente</text:span></text:p>
            <draw:enhanced-geometry xmlns:dr3d="urn:oasis:names:tc:opendocument:xmlns:dr3d:1.0" draw:type="non-primitive" svg:viewBox="0 0 2287612 114380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287612"/>
              <draw:equation draw:name="f2" draw:formula="1143806"/>
              <draw:equation draw:name="f3" draw:formula="114381"/>
              <draw:equation draw:name="f4" draw:formula="51210"/>
              <draw:equation draw:name="f5" draw:formula="2173231"/>
              <draw:equation draw:name="f6" draw:formula="2236402"/>
              <draw:equation draw:name="f7" draw:formula="1029425"/>
              <draw:equation draw:name="f8" draw:formula="1092596"/>
              <draw:equation draw:name="f9" draw:formula="?f2 - ?f0"/>
              <draw:equation draw:name="f10" draw:formula="?f1 - ?f0"/>
              <draw:equation draw:name="f11" draw:formula="?f10 / 2287612"/>
              <draw:equation draw:name="f12" draw:formula="?f9 / 1143806"/>
              <draw:equation draw:name="f13" draw:formula="0 * ?f10"/>
              <draw:equation draw:name="f14" draw:formula="114381 * ?f9"/>
              <draw:equation draw:name="f15" draw:formula="114381 * ?f10"/>
              <draw:equation draw:name="f16" draw:formula="0 * ?f9"/>
              <draw:equation draw:name="f17" draw:formula="2173231 * ?f10"/>
              <draw:equation draw:name="f18" draw:formula="2287612 * ?f10"/>
              <draw:equation draw:name="f19" draw:formula="1029425 * ?f9"/>
              <draw:equation draw:name="f20" draw:formula="1143806 * ?f9"/>
              <draw:equation draw:name="f21" draw:formula="?f13 / 2287612"/>
              <draw:equation draw:name="f22" draw:formula="?f14 / 1143806"/>
              <draw:equation draw:name="f23" draw:formula="?f15 / 2287612"/>
              <draw:equation draw:name="f24" draw:formula="?f16 / 1143806"/>
              <draw:equation draw:name="f25" draw:formula="?f17 / 2287612"/>
              <draw:equation draw:name="f26" draw:formula="?f18 / 2287612"/>
              <draw:equation draw:name="f27" draw:formula="?f19 / 1143806"/>
              <draw:equation draw:name="f28" draw:formula="?f20 / 114380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width="1.00538in" svg:height="0.05959in" draw:id="id596" draw:style-name="a1917" draw:transform="translate(-0.50269in -0.02979in) rotate(-6.26793) translate(5.3272in 4.13108in)" draw:name="Figura a mano libera: forma 8">
            <svg:title/>
            <svg:desc/>
            <text:p text:style-name="a1916" text:class-names="" text:cond-style-name=""><text:span text:style-name="a1915" text:class-names=""/></text:p>
            <draw:enhanced-geometry xmlns:dr3d="urn:oasis:names:tc:opendocument:xmlns:dr3d:1.0" draw:type="non-primitive" svg:viewBox="0 0 919315 54492" draw:enhanced-path="M ?f0 ?f3 L ?f1 ?f3 N" draw:text-areas="?f14 ?f16 ?f15 ?f17" draw:glue-points="?f18 ?f19 ?f20 ?f19" draw:glue-point-leaving-directions="-90, -90">
              <draw:equation draw:name="f0" draw:formula="0"/>
              <draw:equation draw:name="f1" draw:formula="919315"/>
              <draw:equation draw:name="f2" draw:formula="54492"/>
              <draw:equation draw:name="f3" draw:formula="27246"/>
              <draw:equation draw:name="f4" draw:formula="?f2 - ?f0"/>
              <draw:equation draw:name="f5" draw:formula="?f1 - ?f0"/>
              <draw:equation draw:name="f6" draw:formula="?f5 / 919315"/>
              <draw:equation draw:name="f7" draw:formula="?f4 / 54492"/>
              <draw:equation draw:name="f8" draw:formula="0 * ?f5"/>
              <draw:equation draw:name="f9" draw:formula="27246 * ?f4"/>
              <draw:equation draw:name="f10" draw:formula="919315 * ?f5"/>
              <draw:equation draw:name="f11" draw:formula="?f8 / 919315"/>
              <draw:equation draw:name="f12" draw:formula="?f9 / 54492"/>
              <draw:equation draw:name="f13" draw:formula="?f10 / 919315"/>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5.82983in" svg:y="3.49798in" svg:width="2.50176in" svg:height="1.25088in" draw:id="id597" draw:style-name="a1920" draw:name="Figura a mano libera: forma 9">
            <svg:title/>
            <svg:desc/>
            <text:p text:style-name="a1919" text:class-names="" text:cond-style-name=""><text:span text:style-name="a1918" text:class-names="">RETARGETING ADS</text:span></text:p>
            <draw:enhanced-geometry xmlns:dr3d="urn:oasis:names:tc:opendocument:xmlns:dr3d:1.0" draw:type="non-primitive" svg:viewBox="0 0 2287612 114380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287612"/>
              <draw:equation draw:name="f2" draw:formula="1143806"/>
              <draw:equation draw:name="f3" draw:formula="114381"/>
              <draw:equation draw:name="f4" draw:formula="51210"/>
              <draw:equation draw:name="f5" draw:formula="2173231"/>
              <draw:equation draw:name="f6" draw:formula="2236402"/>
              <draw:equation draw:name="f7" draw:formula="1029425"/>
              <draw:equation draw:name="f8" draw:formula="1092596"/>
              <draw:equation draw:name="f9" draw:formula="?f2 - ?f0"/>
              <draw:equation draw:name="f10" draw:formula="?f1 - ?f0"/>
              <draw:equation draw:name="f11" draw:formula="?f10 / 2287612"/>
              <draw:equation draw:name="f12" draw:formula="?f9 / 1143806"/>
              <draw:equation draw:name="f13" draw:formula="0 * ?f10"/>
              <draw:equation draw:name="f14" draw:formula="114381 * ?f9"/>
              <draw:equation draw:name="f15" draw:formula="114381 * ?f10"/>
              <draw:equation draw:name="f16" draw:formula="0 * ?f9"/>
              <draw:equation draw:name="f17" draw:formula="2173231 * ?f10"/>
              <draw:equation draw:name="f18" draw:formula="2287612 * ?f10"/>
              <draw:equation draw:name="f19" draw:formula="1029425 * ?f9"/>
              <draw:equation draw:name="f20" draw:formula="1143806 * ?f9"/>
              <draw:equation draw:name="f21" draw:formula="?f13 / 2287612"/>
              <draw:equation draw:name="f22" draw:formula="?f14 / 1143806"/>
              <draw:equation draw:name="f23" draw:formula="?f15 / 2287612"/>
              <draw:equation draw:name="f24" draw:formula="?f16 / 1143806"/>
              <draw:equation draw:name="f25" draw:formula="?f17 / 2287612"/>
              <draw:equation draw:name="f26" draw:formula="?f18 / 2287612"/>
              <draw:equation draw:name="f27" draw:formula="?f19 / 1143806"/>
              <draw:equation draw:name="f28" draw:formula="?f20 / 114380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width="0.99896in" svg:height="0.05959in" draw:id="id598" draw:style-name="a1923" draw:transform="translate(-0.49948in -0.02979in) rotate(-0.02389) translate(8.83093in 4.13534in)" draw:name="Figura a mano libera: forma 10">
            <svg:title/>
            <svg:desc/>
            <text:p text:style-name="a1922" text:class-names="" text:cond-style-name=""><text:span text:style-name="a1921" text:class-names=""/></text:p>
            <draw:enhanced-geometry xmlns:dr3d="urn:oasis:names:tc:opendocument:xmlns:dr3d:1.0" draw:type="non-primitive" svg:viewBox="0 0 913452 54492" draw:enhanced-path="M ?f0 ?f3 L ?f1 ?f3 N" draw:text-areas="?f14 ?f16 ?f15 ?f17" draw:glue-points="?f18 ?f19 ?f20 ?f19" draw:glue-point-leaving-directions="-90, -90">
              <draw:equation draw:name="f0" draw:formula="0"/>
              <draw:equation draw:name="f1" draw:formula="913452"/>
              <draw:equation draw:name="f2" draw:formula="54492"/>
              <draw:equation draw:name="f3" draw:formula="27246"/>
              <draw:equation draw:name="f4" draw:formula="?f2 - ?f0"/>
              <draw:equation draw:name="f5" draw:formula="?f1 - ?f0"/>
              <draw:equation draw:name="f6" draw:formula="?f5 / 913452"/>
              <draw:equation draw:name="f7" draw:formula="?f4 / 54492"/>
              <draw:equation draw:name="f8" draw:formula="0 * ?f5"/>
              <draw:equation draw:name="f9" draw:formula="27246 * ?f4"/>
              <draw:equation draw:name="f10" draw:formula="913452 * ?f5"/>
              <draw:equation draw:name="f11" draw:formula="?f8 / 913452"/>
              <draw:equation draw:name="f12" draw:formula="?f9 / 54492"/>
              <draw:equation draw:name="f13" draw:formula="?f10 / 913452"/>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9.33027in" svg:y="3.52184in" svg:width="2.50176in" svg:height="1.25088in" draw:id="id599" draw:style-name="a1926" draw:name="Figura a mano libera: forma 11">
            <svg:title/>
            <svg:desc/>
            <text:p text:style-name="a1925" text:class-names="" text:cond-style-name=""><text:span text:style-name="a1924" text:class-names="">Intercettare i clienti che hanno mostrato interesse</text:span></text:p>
            <draw:enhanced-geometry xmlns:dr3d="urn:oasis:names:tc:opendocument:xmlns:dr3d:1.0" draw:type="non-primitive" svg:viewBox="0 0 2287612 114380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287612"/>
              <draw:equation draw:name="f2" draw:formula="1143806"/>
              <draw:equation draw:name="f3" draw:formula="114381"/>
              <draw:equation draw:name="f4" draw:formula="51210"/>
              <draw:equation draw:name="f5" draw:formula="2173231"/>
              <draw:equation draw:name="f6" draw:formula="2236402"/>
              <draw:equation draw:name="f7" draw:formula="1029425"/>
              <draw:equation draw:name="f8" draw:formula="1092596"/>
              <draw:equation draw:name="f9" draw:formula="?f2 - ?f0"/>
              <draw:equation draw:name="f10" draw:formula="?f1 - ?f0"/>
              <draw:equation draw:name="f11" draw:formula="?f10 / 2287612"/>
              <draw:equation draw:name="f12" draw:formula="?f9 / 1143806"/>
              <draw:equation draw:name="f13" draw:formula="0 * ?f10"/>
              <draw:equation draw:name="f14" draw:formula="114381 * ?f9"/>
              <draw:equation draw:name="f15" draw:formula="114381 * ?f10"/>
              <draw:equation draw:name="f16" draw:formula="0 * ?f9"/>
              <draw:equation draw:name="f17" draw:formula="2173231 * ?f10"/>
              <draw:equation draw:name="f18" draw:formula="2287612 * ?f10"/>
              <draw:equation draw:name="f19" draw:formula="1029425 * ?f9"/>
              <draw:equation draw:name="f20" draw:formula="1143806 * ?f9"/>
              <draw:equation draw:name="f21" draw:formula="?f13 / 2287612"/>
              <draw:equation draw:name="f22" draw:formula="?f14 / 1143806"/>
              <draw:equation draw:name="f23" draw:formula="?f15 / 2287612"/>
              <draw:equation draw:name="f24" draw:formula="?f16 / 1143806"/>
              <draw:equation draw:name="f25" draw:formula="?f17 / 2287612"/>
              <draw:equation draw:name="f26" draw:formula="?f18 / 2287612"/>
              <draw:equation draw:name="f27" draw:formula="?f19 / 1143806"/>
              <draw:equation draw:name="f28" draw:formula="?f20 / 114380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width="1.7608in" svg:height="0.05959in" draw:id="id600" draw:style-name="a1929" draw:transform="translate(-0.8804in -0.02979in) rotate(-0.96458) translate(5.3262in 4.86227in)" draw:name="Figura a mano libera: forma 12">
            <svg:title/>
            <svg:desc/>
            <text:p text:style-name="a1928" text:class-names="" text:cond-style-name=""><text:span text:style-name="a1927" text:class-names=""/></text:p>
            <draw:enhanced-geometry xmlns:dr3d="urn:oasis:names:tc:opendocument:xmlns:dr3d:1.0" draw:type="non-primitive" svg:viewBox="0 0 1610074 54492" draw:enhanced-path="M ?f0 ?f3 L ?f1 ?f3 N" draw:text-areas="?f14 ?f16 ?f15 ?f17" draw:glue-points="?f18 ?f19 ?f20 ?f19" draw:glue-point-leaving-directions="-90, -90">
              <draw:equation draw:name="f0" draw:formula="0"/>
              <draw:equation draw:name="f1" draw:formula="1610074"/>
              <draw:equation draw:name="f2" draw:formula="54492"/>
              <draw:equation draw:name="f3" draw:formula="27246"/>
              <draw:equation draw:name="f4" draw:formula="?f2 - ?f0"/>
              <draw:equation draw:name="f5" draw:formula="?f1 - ?f0"/>
              <draw:equation draw:name="f6" draw:formula="?f5 / 1610074"/>
              <draw:equation draw:name="f7" draw:formula="?f4 / 54492"/>
              <draw:equation draw:name="f8" draw:formula="0 * ?f5"/>
              <draw:equation draw:name="f9" draw:formula="27246 * ?f4"/>
              <draw:equation draw:name="f10" draw:formula="1610074 * ?f5"/>
              <draw:equation draw:name="f11" draw:formula="?f8 / 1610074"/>
              <draw:equation draw:name="f12" draw:formula="?f9 / 54492"/>
              <draw:equation draw:name="f13" draw:formula="?f10 / 1610074"/>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5.82781in" svg:y="4.96036in" svg:width="2.50176in" svg:height="1.25088in" draw:id="id601" draw:style-name="a1932" draw:name="Figura a mano libera: forma 13">
            <svg:title/>
            <svg:desc/>
            <text:p text:style-name="a1931" text:class-names="" text:cond-style-name=""><text:span text:style-name="a1930" text:class-names="">CONTENUTI EDUCATIVI</text:span></text:p>
            <draw:enhanced-geometry xmlns:dr3d="urn:oasis:names:tc:opendocument:xmlns:dr3d:1.0" draw:type="non-primitive" svg:viewBox="0 0 2287612 114380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287612"/>
              <draw:equation draw:name="f2" draw:formula="1143806"/>
              <draw:equation draw:name="f3" draw:formula="114381"/>
              <draw:equation draw:name="f4" draw:formula="51210"/>
              <draw:equation draw:name="f5" draw:formula="2173231"/>
              <draw:equation draw:name="f6" draw:formula="2236402"/>
              <draw:equation draw:name="f7" draw:formula="1029425"/>
              <draw:equation draw:name="f8" draw:formula="1092596"/>
              <draw:equation draw:name="f9" draw:formula="?f2 - ?f0"/>
              <draw:equation draw:name="f10" draw:formula="?f1 - ?f0"/>
              <draw:equation draw:name="f11" draw:formula="?f10 / 2287612"/>
              <draw:equation draw:name="f12" draw:formula="?f9 / 1143806"/>
              <draw:equation draw:name="f13" draw:formula="0 * ?f10"/>
              <draw:equation draw:name="f14" draw:formula="114381 * ?f9"/>
              <draw:equation draw:name="f15" draw:formula="114381 * ?f10"/>
              <draw:equation draw:name="f16" draw:formula="0 * ?f9"/>
              <draw:equation draw:name="f17" draw:formula="2173231 * ?f10"/>
              <draw:equation draw:name="f18" draw:formula="2287612 * ?f10"/>
              <draw:equation draw:name="f19" draw:formula="1029425 * ?f9"/>
              <draw:equation draw:name="f20" draw:formula="1143806 * ?f9"/>
              <draw:equation draw:name="f21" draw:formula="?f13 / 2287612"/>
              <draw:equation draw:name="f22" draw:formula="?f14 / 1143806"/>
              <draw:equation draw:name="f23" draw:formula="?f15 / 2287612"/>
              <draw:equation draw:name="f24" draw:formula="?f16 / 1143806"/>
              <draw:equation draw:name="f25" draw:formula="?f17 / 2287612"/>
              <draw:equation draw:name="f26" draw:formula="?f18 / 2287612"/>
              <draw:equation draw:name="f27" draw:formula="?f19 / 1143806"/>
              <draw:equation draw:name="f28" draw:formula="?f20 / 114380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8.32957in" svg:y="5.556in" svg:width="1.0007in" svg:height="0.05959in" draw:id="id602" draw:style-name="a1935" draw:name="Figura a mano libera: forma 14">
            <svg:title/>
            <svg:desc/>
            <text:p text:style-name="a1934" text:class-names="" text:cond-style-name=""><text:span text:style-name="a1933" text:class-names=""/></text:p>
            <draw:enhanced-geometry xmlns:dr3d="urn:oasis:names:tc:opendocument:xmlns:dr3d:1.0" draw:type="non-primitive" svg:viewBox="0 0 915044 54492" draw:enhanced-path="M ?f0 ?f3 L ?f1 ?f3 N" draw:text-areas="?f14 ?f16 ?f15 ?f17" draw:glue-points="?f18 ?f19 ?f20 ?f19" draw:glue-point-leaving-directions="-90, -90">
              <draw:equation draw:name="f0" draw:formula="0"/>
              <draw:equation draw:name="f1" draw:formula="915044"/>
              <draw:equation draw:name="f2" draw:formula="54492"/>
              <draw:equation draw:name="f3" draw:formula="27246"/>
              <draw:equation draw:name="f4" draw:formula="?f2 - ?f0"/>
              <draw:equation draw:name="f5" draw:formula="?f1 - ?f0"/>
              <draw:equation draw:name="f6" draw:formula="?f5 / 915044"/>
              <draw:equation draw:name="f7" draw:formula="?f4 / 54492"/>
              <draw:equation draw:name="f8" draw:formula="0 * ?f5"/>
              <draw:equation draw:name="f9" draw:formula="27246 * ?f4"/>
              <draw:equation draw:name="f10" draw:formula="915044 * ?f5"/>
              <draw:equation draw:name="f11" draw:formula="?f8 / 915044"/>
              <draw:equation draw:name="f12" draw:formula="?f9 / 54492"/>
              <draw:equation draw:name="f13" draw:formula="?f10 / 915044"/>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9.33027in" svg:y="4.96036in" svg:width="2.50176in" svg:height="1.25088in" draw:id="id603" draw:style-name="a1938" draw:name="Figura a mano libera: forma 15">
            <svg:title/>
            <svg:desc/>
            <text:p text:style-name="a1937" text:class-names="" text:cond-style-name=""><text:span text:style-name="a1936" text:class-names="">Creare contenuti di pratica yoga e meditazione<text:s text:c="1"/></text:span></text:p>
            <draw:enhanced-geometry xmlns:dr3d="urn:oasis:names:tc:opendocument:xmlns:dr3d:1.0" draw:type="non-primitive" svg:viewBox="0 0 2287612 114380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287612"/>
              <draw:equation draw:name="f2" draw:formula="1143806"/>
              <draw:equation draw:name="f3" draw:formula="114381"/>
              <draw:equation draw:name="f4" draw:formula="51210"/>
              <draw:equation draw:name="f5" draw:formula="2173231"/>
              <draw:equation draw:name="f6" draw:formula="2236402"/>
              <draw:equation draw:name="f7" draw:formula="1029425"/>
              <draw:equation draw:name="f8" draw:formula="1092596"/>
              <draw:equation draw:name="f9" draw:formula="?f2 - ?f0"/>
              <draw:equation draw:name="f10" draw:formula="?f1 - ?f0"/>
              <draw:equation draw:name="f11" draw:formula="?f10 / 2287612"/>
              <draw:equation draw:name="f12" draw:formula="?f9 / 1143806"/>
              <draw:equation draw:name="f13" draw:formula="0 * ?f10"/>
              <draw:equation draw:name="f14" draw:formula="114381 * ?f9"/>
              <draw:equation draw:name="f15" draw:formula="114381 * ?f10"/>
              <draw:equation draw:name="f16" draw:formula="0 * ?f9"/>
              <draw:equation draw:name="f17" draw:formula="2173231 * ?f10"/>
              <draw:equation draw:name="f18" draw:formula="2287612 * ?f10"/>
              <draw:equation draw:name="f19" draw:formula="1029425 * ?f9"/>
              <draw:equation draw:name="f20" draw:formula="1143806 * ?f9"/>
              <draw:equation draw:name="f21" draw:formula="?f13 / 2287612"/>
              <draw:equation draw:name="f22" draw:formula="?f14 / 1143806"/>
              <draw:equation draw:name="f23" draw:formula="?f15 / 2287612"/>
              <draw:equation draw:name="f24" draw:formula="?f16 / 1143806"/>
              <draw:equation draw:name="f25" draw:formula="?f17 / 2287612"/>
              <draw:equation draw:name="f26" draw:formula="?f18 / 2287612"/>
              <draw:equation draw:name="f27" draw:formula="?f19 / 1143806"/>
              <draw:equation draw:name="f28" draw:formula="?f20 / 114380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5" draw:style-name="a1940" draw:master-page-name="Master1-Layout2-obj-Titolo-e-contenuto" presentation:presentation-page-layout-name="Master1-PPL2" draw:id="Slide-260">
        <draw:frame draw:id="id604" presentation:style-name="a1943" draw:name="Titolo 1" svg:x="3.25368in" svg:y="0.12997in" svg:width="9.74653in" svg:height="1.40104in" presentation:class="title" presentation:placeholder="false">
          <draw:text-box>
            <text:p text:style-name="a1942" text:class-names="" text:cond-style-name=""><text:span text:style-name="a1941" text:class-names="">CONSIDERATION</text:span></text:p>
          </draw:text-box>
          <svg:title/>
          <svg:desc/>
        </draw:frame>
        <draw:g draw:name="Segnaposto contenuto 5" draw:id="id605">
          <svg:title/>
          <svg:desc/>
          <draw:custom-shape svg:x="2.69206in" svg:y="1.88218in" svg:width="9.75in" svg:height="0.86392in" draw:id="id606" draw:style-name="a1951" draw:name="Figura a mano libera: forma 3">
            <svg:title/>
            <svg:desc/>
            <text:p text:style-name="a1950" text:class-names="" text:cond-style-name=""><text:span text:style-name="a1944" text:class-names="">Cercheremo di portare alla luce la qualità e il servizio offerto tramite<text:s text:c="1"/></text:span><text:span text:style-name="a1945" text:class-names="">i</text:span><text:span text:style-name="a1946" text:class-names=""><text:s text:c="1"/></text:span><text:span text:style-name="a1947" text:class-names="">seguenti</text:span><text:span text:style-name="a1948" text:class-names=""><text:s text:c="1"/></text:span><text:span text:style-name="a1949" text:class-names="">strumenti<text:s text:c="1"/></text:span></text:p>
            <draw:enhanced-geometry xmlns:dr3d="urn:oasis:names:tc:opendocument:xmlns:dr3d:1.0" draw:type="non-primitive" svg:viewBox="0 0 8915400 816884" draw:enhanced-path="M ?f0 ?f0 L ?f1 ?f0 ?f1 ?f2 ?f0 ?f2 ?f0 ?f0 Z N" draw:text-areas="?f15 ?f17 ?f16 ?f18" draw:glue-points="?f19 ?f20 ?f21 ?f20 ?f21 ?f22 ?f19 ?f22 ?f19 ?f20" draw:glue-point-leaving-directions="-90, -90, -90, -90, -90">
              <draw:equation draw:name="f0" draw:formula="0"/>
              <draw:equation draw:name="f1" draw:formula="8915400"/>
              <draw:equation draw:name="f2" draw:formula="816884"/>
              <draw:equation draw:name="f3" draw:formula="?f2 - ?f0"/>
              <draw:equation draw:name="f4" draw:formula="?f1 - ?f0"/>
              <draw:equation draw:name="f5" draw:formula="?f4 / 8915400"/>
              <draw:equation draw:name="f6" draw:formula="?f3 / 816884"/>
              <draw:equation draw:name="f7" draw:formula="0 * ?f4"/>
              <draw:equation draw:name="f8" draw:formula="0 * ?f3"/>
              <draw:equation draw:name="f9" draw:formula="8915400 * ?f4"/>
              <draw:equation draw:name="f10" draw:formula="816884 * ?f3"/>
              <draw:equation draw:name="f11" draw:formula="?f7 / 8915400"/>
              <draw:equation draw:name="f12" draw:formula="?f8 / 816884"/>
              <draw:equation draw:name="f13" draw:formula="?f9 / 8915400"/>
              <draw:equation draw:name="f14" draw:formula="?f10 / 81688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69206in" svg:y="3.25845in" svg:width="9.75in" svg:height="3.74155in" draw:id="id607" draw:style-name="a1977" draw:name="Figura a mano libera: forma 4">
            <svg:title/>
            <svg:desc/>
            <text:list text:style-name="a1956">
              <text:list-item>
                <text:list text:style-name="a1956">
                  <text:list-item>
                    <text:p text:style-name="a1955" text:class-names="" text:cond-style-name=""><text:span text:style-name="a1952" text:class-names="">TESTIMONIANZE dei clienti che usufruiscono dei nostri prodotti/</text:span><text:span text:style-name="a1953" text:class-names="">servizi</text:span><text:span text:style-name="a1954" text:class-names=""/></text:p>
                  </text:list-item>
                </text:list>
              </text:list-item>
            </text:list>
            <text:list text:style-name="a1959">
              <text:list-item>
                <text:list text:style-name="a1959">
                  <text:list-item>
                    <text:p text:style-name="a1958" text:class-names="" text:cond-style-name=""><text:span text:style-name="a1957" text:class-names=""/></text:p>
                  </text:list-item>
                </text:list>
              </text:list-item>
            </text:list>
            <text:list text:style-name="a1964">
              <text:list-item>
                <text:list text:style-name="a1964">
                  <text:list-item>
                    <text:p text:style-name="a1963" text:class-names="" text:cond-style-name=""><text:span text:style-name="a1960" text:class-names="">RECENSIONE dei nostri prodotti e<text:s text:c="1"/></text:span><text:span text:style-name="a1961" text:class-names="">servizi</text:span><text:span text:style-name="a1962" text:class-names=""/></text:p>
                  </text:list-item>
                </text:list>
              </text:list-item>
            </text:list>
            <text:list text:style-name="a1967">
              <text:list-item>
                <text:list text:style-name="a1967">
                  <text:list-item>
                    <text:p text:style-name="a1966" text:class-names="" text:cond-style-name=""><text:span text:style-name="a1965" text:class-names=""/></text:p>
                  </text:list-item>
                </text:list>
              </text:list-item>
            </text:list>
            <text:list text:style-name="a1970">
              <text:list-item>
                <text:list text:style-name="a1970">
                  <text:list-item>
                    <text:p text:style-name="a1969" text:class-names="" text:cond-style-name=""><text:span text:style-name="a1968" text:class-names=""/></text:p>
                  </text:list-item>
                </text:list>
              </text:list-item>
            </text:list>
            <text:list text:style-name="a1973">
              <text:list-item>
                <text:list text:style-name="a1973">
                  <text:list-item>
                    <text:p text:style-name="a1972" text:class-names="" text:cond-style-name=""><text:span text:style-name="a1971" text:class-names="">RESO E PROVA GRATUITA DI 30 GIORNI PER PRODOTTI E SERVIZI<text:s text:c="1"/></text:span></text:p>
                  </text:list-item>
                </text:list>
              </text:list-item>
            </text:list>
            <text:list text:style-name="a1976">
              <text:list-item>
                <text:list text:style-name="a1976">
                  <text:list-item>
                    <text:p text:style-name="a1975" text:class-names="" text:cond-style-name=""><text:span text:style-name="a1974" text:class-names=""/></text:p>
                  </text:list-item>
                </text:list>
              </text:list-item>
            </text:list>
            <draw:enhanced-geometry xmlns:dr3d="urn:oasis:names:tc:opendocument:xmlns:dr3d:1.0" draw:type="non-primitive" svg:viewBox="0 0 8915400 3208253" draw:enhanced-path="M ?f0 ?f0 L ?f1 ?f0 ?f1 ?f2 ?f0 ?f2 ?f0 ?f0 Z N" draw:text-areas="?f15 ?f17 ?f16 ?f18" draw:glue-points="?f19 ?f20 ?f21 ?f20 ?f21 ?f22 ?f19 ?f22 ?f19 ?f20" draw:glue-point-leaving-directions="-90, -90, -90, -90, -90">
              <draw:equation draw:name="f0" draw:formula="0"/>
              <draw:equation draw:name="f1" draw:formula="8915400"/>
              <draw:equation draw:name="f2" draw:formula="3208253"/>
              <draw:equation draw:name="f3" draw:formula="?f2 - ?f0"/>
              <draw:equation draw:name="f4" draw:formula="?f1 - ?f0"/>
              <draw:equation draw:name="f5" draw:formula="?f4 / 8915400"/>
              <draw:equation draw:name="f6" draw:formula="?f3 / 3208253"/>
              <draw:equation draw:name="f7" draw:formula="0 * ?f4"/>
              <draw:equation draw:name="f8" draw:formula="0 * ?f3"/>
              <draw:equation draw:name="f9" draw:formula="8915400 * ?f4"/>
              <draw:equation draw:name="f10" draw:formula="3208253 * ?f3"/>
              <draw:equation draw:name="f11" draw:formula="?f7 / 8915400"/>
              <draw:equation draw:name="f12" draw:formula="?f8 / 3208253"/>
              <draw:equation draw:name="f13" draw:formula="?f9 / 8915400"/>
              <draw:equation draw:name="f14" draw:formula="?f10 / 320825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6" draw:style-name="a1979" draw:master-page-name="Master1-Layout2-obj-Titolo-e-contenuto" presentation:presentation-page-layout-name="Master1-PPL2" draw:id="Slide-261">
        <draw:frame draw:id="id608" presentation:style-name="a1997" draw:name="Titolo 1" svg:x="2.5814in" svg:y="0.34884in" svg:width="9.2093in" svg:height="1.48837in" presentation:class="title" presentation:placeholder="false">
          <draw:text-box>
            <text:p text:style-name="a1996" text:class-names="" text:cond-style-name=""><text:span text:style-name="a1980" text:class-names="">Questa</text:span><text:span text:style-name="a1981" text:class-names=""><text:s text:c="1"/></text:span><text:span text:style-name="a1982" text:class-names="">fase</text:span><text:span text:style-name="a1983" text:class-names=""><text:s text:c="1"/></text:span><text:span text:style-name="a1984" text:class-names="">deve</text:span><text:span text:style-name="a1985" text:class-names=""><text:s text:c="1"/></text:span><text:span text:style-name="a1986" text:class-names="">essere</text:span><text:span text:style-name="a1987" text:class-names=""><text:s text:c="1"/></text:span><text:span text:style-name="a1988" text:class-names="">estremamente</text:span><text:span text:style-name="a1989" text:class-names=""><text:s text:c="1"/></text:span><text:span text:style-name="a1990" text:class-names="">semplificata</text:span><text:span text:style-name="a1991" text:class-names=""><text:s text:c="1"/></text:span><text:span text:style-name="a1992" text:class-names="">per</text:span><text:span text:style-name="a1993" text:class-names=""><text:s text:c="1"/></text:span><text:span text:style-name="a1994" text:class-names="">portare facilmente il processo di conversione</text:span><text:span text:style-name="a1995" text:class-names=""/></text:p>
          </draw:text-box>
          <svg:title/>
          <svg:desc/>
        </draw:frame>
        <draw:g draw:name="Segnaposto contenuto 4" draw:id="id616" draw:style-name="a2023">
          <svg:title/>
          <svg:desc/>
          <draw:custom-shape svg:x="2.68779in" svg:y="4.01804in" svg:width="2.50176in" svg:height="1.25088in" draw:id="id609" draw:style-name="a2001">
            <svg:title/>
            <svg:desc/>
            <text:p text:style-name="a2000" text:class-names="" text:cond-style-name=""><text:span text:style-name="a1998" text:class-names="">ACTION</text:span><text:span text:style-name="a1999" text:class-names=""/></text:p>
            <draw:enhanced-geometry xmlns:dr3d="urn:oasis:names:tc:opendocument:xmlns:dr3d:1.0" draw:type="non-primitive" svg:viewBox="0 0 2287612 1143806" draw:enhanced-path="M 0 114381 C 0 51210 51210 0 114381 0 L 2173231 0 C 2236402 0 2287612 51210 2287612 114381 L 2287612 1029425 C 2287612 1092596 2236402 1143806 2173231 1143806 L 114381 1143806 C 51210 1143806 0 1092596 0 1029425 L 0 11438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7612"/>
              <draw:equation draw:name="f7" draw:formula="?f4 / 1143806"/>
              <draw:equation draw:name="f8" draw:formula="0 * ?f5 / 2287612"/>
              <draw:equation draw:name="f9" draw:formula="114381 * ?f4 / 1143806"/>
              <draw:equation draw:name="f10" draw:formula="114381 * ?f5 / 2287612"/>
              <draw:equation draw:name="f11" draw:formula="0 * ?f4 / 1143806"/>
              <draw:equation draw:name="f12" draw:formula="2173231 * ?f5 / 2287612"/>
              <draw:equation draw:name="f13" draw:formula="2287612 * ?f5 / 2287612"/>
              <draw:equation draw:name="f14" draw:formula="1029425 * ?f4 / 1143806"/>
              <draw:equation draw:name="f15" draw:formula="1143806 * ?f4 / 114380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2.48702in" svg:height="0.05959in" draw:id="id610" draw:style-name="a2004" draw:transform="translate(-1.24351in -0.0298in) rotate(-5.63159) translate(6.17828in 3.88935in)">
            <svg:title/>
            <svg:desc/>
            <text:p text:style-name="a2003" text:class-names="" text:cond-style-name=""><text:span text:style-name="a2002" text:class-names=""/></text:p>
            <draw:enhanced-geometry xmlns:dr3d="urn:oasis:names:tc:opendocument:xmlns:dr3d:1.0" draw:type="non-primitive" svg:viewBox="0 0 2274132 54492" draw:enhanced-path="M 0 27246 L 2274132 27246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74132"/>
              <draw:equation draw:name="f7" draw:formula="?f4 / 54492"/>
              <draw:equation draw:name="f8" draw:formula="0 * ?f5 / 2274132"/>
              <draw:equation draw:name="f9" draw:formula="27246 * ?f4 / 54492"/>
              <draw:equation draw:name="f10" draw:formula="2274132 * ?f5 / 227413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16702in" svg:y="2.50977in" svg:width="2.50176in" svg:height="1.25088in" draw:id="id611" draw:style-name="a2008">
            <svg:title/>
            <svg:desc/>
            <text:p text:style-name="a2007" text:class-names="" text:cond-style-name=""><text:span text:style-name="a2005" text:class-names="">CHECKOUT OTTIMIZZATO</text:span><text:span text:style-name="a2006" text:class-names=""/></text:p>
            <draw:enhanced-geometry xmlns:dr3d="urn:oasis:names:tc:opendocument:xmlns:dr3d:1.0" draw:type="non-primitive" svg:viewBox="0 0 2287612 1143806" draw:enhanced-path="M 0 114381 C 0 51210 51210 0 114381 0 L 2173231 0 C 2236402 0 2287612 51210 2287612 114381 L 2287612 1029425 C 2287612 1092596 2236402 1143806 2173231 1143806 L 114381 1143806 C 51210 1143806 0 1092596 0 1029425 L 0 11438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7612"/>
              <draw:equation draw:name="f7" draw:formula="?f4 / 1143806"/>
              <draw:equation draw:name="f8" draw:formula="0 * ?f5 / 2287612"/>
              <draw:equation draw:name="f9" draw:formula="114381 * ?f4 / 1143806"/>
              <draw:equation draw:name="f10" draw:formula="114381 * ?f5 / 2287612"/>
              <draw:equation draw:name="f11" draw:formula="0 * ?f4 / 1143806"/>
              <draw:equation draw:name="f12" draw:formula="2173231 * ?f5 / 2287612"/>
              <draw:equation draw:name="f13" draw:formula="2287612 * ?f5 / 2287612"/>
              <draw:equation draw:name="f14" draw:formula="1029425 * ?f4 / 1143806"/>
              <draw:equation draw:name="f15" draw:formula="1143806 * ?f4 / 114380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1.9787in" svg:height="0.05959in" draw:id="id612" draw:style-name="a2011" draw:transform="translate(-0.98935in -0.0298in) rotate(-6.24792) translate(6.17828in 4.6086in)">
            <svg:title/>
            <svg:desc/>
            <text:p text:style-name="a2010" text:class-names="" text:cond-style-name=""><text:span text:style-name="a2009" text:class-names=""/></text:p>
            <draw:enhanced-geometry xmlns:dr3d="urn:oasis:names:tc:opendocument:xmlns:dr3d:1.0" draw:type="non-primitive" svg:viewBox="0 0 1809322 54492" draw:enhanced-path="M 0 27246 L 1809322 27246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322"/>
              <draw:equation draw:name="f7" draw:formula="?f4 / 54492"/>
              <draw:equation draw:name="f8" draw:formula="0 * ?f5 / 1809322"/>
              <draw:equation draw:name="f9" draw:formula="27246 * ?f4 / 54492"/>
              <draw:equation draw:name="f10" draw:formula="1809322 * ?f5 / 180932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16702in" svg:y="3.94828in" svg:width="2.50176in" svg:height="1.25088in" draw:id="id613" draw:style-name="a2015">
            <svg:title/>
            <svg:desc/>
            <text:p text:style-name="a2014" text:class-names="" text:cond-style-name=""><text:span text:style-name="a2012" text:class-names="">CALL-TO-ACTION</text:span><text:span text:style-name="a2013" text:class-names=""/></text:p>
            <draw:enhanced-geometry xmlns:dr3d="urn:oasis:names:tc:opendocument:xmlns:dr3d:1.0" draw:type="non-primitive" svg:viewBox="0 0 2287612 1143806" draw:enhanced-path="M 0 114381 C 0 51210 51210 0 114381 0 L 2173231 0 C 2236402 0 2287612 51210 2287612 114381 L 2287612 1029425 C 2287612 1092596 2236402 1143806 2173231 1143806 L 114381 1143806 C 51210 1143806 0 1092596 0 1029425 L 0 11438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7612"/>
              <draw:equation draw:name="f7" draw:formula="?f4 / 1143806"/>
              <draw:equation draw:name="f8" draw:formula="0 * ?f5 / 2287612"/>
              <draw:equation draw:name="f9" draw:formula="114381 * ?f4 / 1143806"/>
              <draw:equation draw:name="f10" draw:formula="114381 * ?f5 / 2287612"/>
              <draw:equation draw:name="f11" draw:formula="0 * ?f4 / 1143806"/>
              <draw:equation draw:name="f12" draw:formula="2173231 * ?f5 / 2287612"/>
              <draw:equation draw:name="f13" draw:formula="2287612 * ?f5 / 2287612"/>
              <draw:equation draw:name="f14" draw:formula="1029425 * ?f4 / 1143806"/>
              <draw:equation draw:name="f15" draw:formula="1143806 * ?f4 / 114380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2.40497in" svg:height="0.05959in" draw:id="id614" draw:style-name="a2018" draw:transform="translate(-1.20248in -0.0298in) rotate(-0.60545) translate(6.17828in 5.32786in)">
            <svg:title/>
            <svg:desc/>
            <text:p text:style-name="a2017" text:class-names="" text:cond-style-name=""><text:span text:style-name="a2016" text:class-names=""/></text:p>
            <draw:enhanced-geometry xmlns:dr3d="urn:oasis:names:tc:opendocument:xmlns:dr3d:1.0" draw:type="non-primitive" svg:viewBox="0 0 2199101 54492" draw:enhanced-path="M 0 27246 L 2199101 27246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99101"/>
              <draw:equation draw:name="f7" draw:formula="?f4 / 54492"/>
              <draw:equation draw:name="f8" draw:formula="0 * ?f5 / 2199101"/>
              <draw:equation draw:name="f9" draw:formula="27246 * ?f4 / 54492"/>
              <draw:equation draw:name="f10" draw:formula="2199101 * ?f5 / 219910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16702in" svg:y="5.3868in" svg:width="2.50176in" svg:height="1.25088in" draw:id="id615" draw:style-name="a2022">
            <svg:title/>
            <svg:desc/>
            <text:p text:style-name="a2021" text:class-names="" text:cond-style-name=""><text:span text:style-name="a2019" text:class-names="">ASSISTENZA CLIENTI EFFICIENTE</text:span><text:span text:style-name="a2020" text:class-names=""/></text:p>
            <draw:enhanced-geometry xmlns:dr3d="urn:oasis:names:tc:opendocument:xmlns:dr3d:1.0" draw:type="non-primitive" svg:viewBox="0 0 2287612 1143806" draw:enhanced-path="M 0 114381 C 0 51210 51210 0 114381 0 L 2173231 0 C 2236402 0 2287612 51210 2287612 114381 L 2287612 1029425 C 2287612 1092596 2236402 1143806 2173231 1143806 L 114381 1143806 C 51210 1143806 0 1092596 0 1029425 L 0 11438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7612"/>
              <draw:equation draw:name="f7" draw:formula="?f4 / 1143806"/>
              <draw:equation draw:name="f8" draw:formula="0 * ?f5 / 2287612"/>
              <draw:equation draw:name="f9" draw:formula="114381 * ?f4 / 1143806"/>
              <draw:equation draw:name="f10" draw:formula="114381 * ?f5 / 2287612"/>
              <draw:equation draw:name="f11" draw:formula="0 * ?f4 / 1143806"/>
              <draw:equation draw:name="f12" draw:formula="2173231 * ?f5 / 2287612"/>
              <draw:equation draw:name="f13" draw:formula="2287612 * ?f5 / 2287612"/>
              <draw:equation draw:name="f14" draw:formula="1029425 * ?f4 / 1143806"/>
              <draw:equation draw:name="f15" draw:formula="1143806 * ?f4 / 114380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7" draw:style-name="a2025" draw:master-page-name="Master1-Layout2-obj-Titolo-e-contenuto" presentation:presentation-page-layout-name="Master1-PPL2" draw:id="Slide-262">
        <draw:frame draw:id="id617" presentation:style-name="a2029" draw:name="Titolo 1" svg:x="2.83566in" svg:y="0.68253in" svg:width="9.74594in" svg:height="1.4008in" presentation:class="title" presentation:placeholder="false">
          <draw:text-box>
            <text:p text:style-name="a2028" text:class-names="" text:cond-style-name=""><text:span text:style-name="a2026" text:class-names="">FIDELIZZAZIONE</text:span><text:span text:style-name="a2027" text:class-names=""/></text:p>
          </draw:text-box>
          <svg:title/>
          <svg:desc/>
        </draw:frame>
        <draw:frame draw:id="id618" presentation:style-name="a2087" draw:name="Segnaposto contenuto 2" svg:x="2.8316in" svg:y="2.33333in" svg:width="9.75in" svg:height="4.13126in" presentation:class="outline" presentation:placeholder="false">
          <draw:text-box>
            <text:list text:style-name="a2032">
              <text:list-item>
                <text:p text:style-name="a2031" text:class-names="" text:cond-style-name=""><text:span text:style-name="a2030" text:class-names="">Fidelizzeremo il cliente con una serie di strategie quali:</text:span></text:p>
              </text:list-item>
            </text:list>
            <text:list text:style-name="a2070">
              <text:list-item>
                <text:p text:style-name="a2069" text:class-names="" text:cond-style-name=""><text:span text:style-name="a2033" text:class-names="">PROGRAMMI</text:span><text:span text:style-name="a2034" text:class-names=""><text:s text:c="1"/></text:span><text:span text:style-name="a2035" text:class-names="">DI</text:span><text:span text:style-name="a2036" text:class-names=""><text:s text:c="1"/></text:span><text:span text:style-name="a2037" text:class-names="">FEDELTA’:</text:span><text:span text:style-name="a2038" text:class-names=""><text:s text:c="1"/></text:span><text:span text:style-name="a2039" text:class-names="">accumulando</text:span><text:span text:style-name="a2040" text:class-names=""><text:s text:c="1"/></text:span><text:span text:style-name="a2041" text:class-names="">punti</text:span><text:span text:style-name="a2042" text:class-names=""><text:s text:c="1"/></text:span><text:span text:style-name="a2043" text:class-names="">per</text:span><text:span text:style-name="a2044" text:class-names=""><text:s text:c="1"/></text:span><text:span text:style-name="a2045" text:class-names="">ogni</text:span><text:span text:style-name="a2046" text:class-names=""><text:s text:c="1"/></text:span><text:span text:style-name="a2047" text:class-names="">acquisto</text:span><text:span text:style-name="a2048" text:class-names=""><text:s text:c="1"/></text:span><text:span text:style-name="a2049" text:class-names="">effettuato</text:span><text:span text:style-name="a2050" text:class-names=""><text:s text:c="1"/></text:span><text:span text:style-name="a2051" text:class-names="">che</text:span><text:span text:style-name="a2052" text:class-names=""><text:s text:c="1"/></text:span><text:span text:style-name="a2053" text:class-names="">porterà</text:span><text:span text:style-name="a2054" text:class-names=""><text:s text:c="1"/></text:span><text:span text:style-name="a2055" text:class-names="">poi</text:span><text:span text:style-name="a2056" text:class-names=""><text:s text:c="1"/></text:span><text:span text:style-name="a2057" text:class-names="">ad</text:span><text:span text:style-name="a2058" text:class-names=""><text:s text:c="1"/></text:span><text:span text:style-name="a2059" text:class-names="">uno</text:span><text:span text:style-name="a2060" text:class-names=""><text:s text:c="1"/></text:span><text:span text:style-name="a2061" text:class-names="">sconto</text:span><text:span text:style-name="a2062" text:class-names=""><text:s text:c="1"/></text:span><text:span text:style-name="a2063" text:class-names="">ogni</text:span><text:span text:style-name="a2064" text:class-names=""><text:s text:c="1"/></text:span><text:span text:style-name="a2065" text:class-names="">100</text:span><text:span text:style-name="a2066" text:class-names=""><text:s text:c="1"/></text:span><text:span text:style-name="a2067" text:class-names="">punti</text:span><text:span text:style-name="a2068" text:class-names=""/></text:p>
              </text:list-item>
            </text:list>
            <text:list text:style-name="a2073">
              <text:list-item>
                <text:p text:style-name="a2072" text:class-names="" text:cond-style-name=""><text:span text:style-name="a2071" text:class-names=""/></text:p>
              </text:list-item>
            </text:list>
            <text:list text:style-name="a2086">
              <text:list-item>
                <text:p text:style-name="a2085" text:class-names="" text:cond-style-name=""><text:span text:style-name="a2074" text:class-names="">EMAIL</text:span><text:span text:style-name="a2075" text:class-names=""><text:s text:c="1"/></text:span><text:span text:style-name="a2076" text:class-names="">POST-VENDITA:</text:span><text:span text:style-name="a2077" text:class-names=""><text:s text:c="1"/></text:span><text:span text:style-name="a2078" text:class-names="">Che</text:span><text:span text:style-name="a2079" text:class-names=""><text:s text:c="1"/></text:span><text:span text:style-name="a2080" text:class-names="">saranno</text:span><text:span text:style-name="a2081" text:class-names=""><text:s text:c="1"/></text:span><text:span text:style-name="a2082" text:class-names="">diverse e personalizzate, potranno essere email di ringraziamento, conferma dell’ordine di acquisto, auguri di compleanno con uno sconto in regalo,<text:s text:c="1"/></text:span><text:span text:style-name="a2083" text:class-names="">ecc</text:span><text:span text:style-name="a2084" text:class-names=""/></text:p>
              </text:list-item>
            </text:list>
          </draw:text-box>
          <svg:title/>
          <svg:desc/>
        </draw:frame>
      </draw:page>
      <draw:page draw:name="Slide8" draw:style-name="a2089" draw:master-page-name="Master1-Layout2-obj-Titolo-e-contenuto" presentation:presentation-page-layout-name="Master1-PPL2" draw:id="Slide-263">
        <draw:frame draw:id="id619" presentation:style-name="a2093" draw:name="Titolo 1" svg:x="2.83566in" svg:y="0.68253in" svg:width="9.74594in" svg:height="1.4008in" presentation:class="title" presentation:placeholder="false">
          <draw:text-box>
            <text:p text:style-name="a2092" text:class-names="" text:cond-style-name=""><text:span text:style-name="a2090" text:class-names="">ADVOCACY<text:line-break/>(Passaparola e promozione)</text:span><text:span text:style-name="a2091" text:class-names=""/></text:p>
          </draw:text-box>
          <svg:title/>
          <svg:desc/>
        </draw:frame>
        <draw:frame draw:id="id620" presentation:style-name="a2124" draw:name="Segnaposto contenuto 2" svg:x="2.8316in" svg:y="2.33333in" svg:width="9.75in" svg:height="4.13126in" presentation:class="outline" presentation:placeholder="false">
          <draw:text-box>
            <text:list text:style-name="a2114">
              <text:list-item>
                <text:p text:style-name="a2113" text:class-names="" text:cond-style-name=""><text:span text:style-name="a2094" text:class-names="">Il</text:span><text:span text:style-name="a2095" text:class-names=""><text:s text:c="1"/></text:span><text:span text:style-name="a2096" text:class-names="">brand</text:span><text:span text:style-name="a2097" text:class-names=""><text:s text:c="1"/></text:span><text:span text:style-name="a2098" text:class-names="">offre a</text:span><text:span text:style-name="a2099" text:class-names=""><text:s text:c="1"/></text:span><text:span text:style-name="a2100" text:class-names="">dare</text:span><text:span text:style-name="a2101" text:class-names=""><text:s text:c="1"/></text:span><text:span text:style-name="a2102" text:class-names="">la</text:span><text:span text:style-name="a2103" text:class-names=""><text:s text:c="1"/></text:span><text:span text:style-name="a2104" text:class-names="">migliore</text:span><text:span text:style-name="a2105" text:class-names=""><text:s text:c="1"/></text:span><text:span text:style-name="a2106" text:class-names="">qualità ed esperienza al cliente. Offrendo sul mercato un prodotto eccellente, credo che il miglior passaparola che potremmo usare è solo l’<text:s text:c="1"/></text:span><text:span text:style-name="a2107" text:class-names="">user-</text:span><text:span text:style-name="a2108" text:class-names="">generated</text:span><text:span text:style-name="a2109" text:class-names=""><text:s text:c="1"/></text:span><text:span text:style-name="a2110" text:class-names="">content</text:span><text:span text:style-name="a2111" text:class-names="">.</text:span><text:span text:style-name="a2112" text:class-names=""/></text:p>
              </text:list-item>
            </text:list>
            <text:list text:style-name="a2117">
              <text:list-item>
                <text:p text:style-name="a2116" text:class-names="" text:cond-style-name=""><text:span text:style-name="a2115" text:class-names=""/></text:p>
              </text:list-item>
            </text:list>
            <text:list text:style-name="a2123">
              <text:list-item>
                <text:p text:style-name="a2122" text:class-names="" text:cond-style-name=""><text:span text:style-name="a2118" text:class-names="">Il brand si adopera ad</text:span><text:span text:style-name="a2119" text:class-names=""><text:s text:c="1"/></text:span><text:span text:style-name="a2120" text:class-names="">invitare tutti i suoi clienti a lasciare liberamente le proprie recensioni, foto o esperienze sul prodotto o servizio offerto.<text:s text:c="1"/></text:span><text:span text:style-name="a212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olo e contenuto">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Intestazione sezione">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ue contenuti">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nfronto">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Solo titolo">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uota">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to con didascalia">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magine con didascalia">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olo e sottotitolo">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zione con didascalia">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Scheda nome">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Scheda nome citazione">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ero o falso">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olo e testo verticale">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olo e testo vertical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table-cell" style:name="a1820">
      <style:table-cell-properties fo:background-color="#e1cdcc"/>
    </style:style>
    <style:style style:family="table-cell" style:name="a1816">
      <style:table-cell-properties fo:background-color="#f0e8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821">
      <style:table-cell-properties fo:background-color="#a53010" fo:border-bottom="0.04167in solid #ffffff"/>
      <style:text-properties fo:color="#ffffff" fo:font-family="+mn-lt" style:font-family-asian="+mn-ea" style:font-family-complex="+mn-cs" fo:font-weight="bold" style:font-weight-asian="bold" style:font-weight-complex="bold"/>
    </style:style>
    <style:style style:family="table-cell" style:name="a1817">
      <style:table-cell-properties/>
    </style:style>
    <style:style style:family="table-cell" style:name="a1822">
      <style:table-cell-properties fo:background-color="#a53010" fo:border-top="0.04167in solid #ffffff"/>
      <style:text-properties fo:color="#ffffff" fo:font-family="+mn-lt" style:font-family-asian="+mn-ea" style:font-family-complex="+mn-cs" fo:font-weight="bold" style:font-weight-asian="bold" style:font-weight-complex="bold"/>
    </style:style>
    <style:style style:family="table-cell" style:name="a1818">
      <style:table-cell-properties fo:background-color="#e1cdcc"/>
    </style:style>
    <style:style style:family="table-cell" style:name="a1823">
      <style:table-cell-properties fo:background-color="#a53010"/>
      <style:text-properties fo:color="#ffffff" fo:font-family="+mn-lt" style:font-family-asian="+mn-ea" style:font-family-complex="+mn-cs" fo:font-weight="bold" style:font-weight-asian="bold" style:font-weight-complex="bold"/>
    </style:style>
    <style:style style:family="table-cell" style:name="a1819">
      <style:table-cell-properties/>
    </style:style>
    <style:style style:family="table-cell" style:name="a1824">
      <style:table-cell-properties fo:background-color="#a53010"/>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863" draw:style="radial" draw:cx="50%" draw:cy="50%" draw:start-color="#dfe8c4" draw:end-color="#ffffff" draw:start-intensity="100%" draw:end-intensity="100%"/>
    <draw:gradient draw:name="a1178" draw:style="radial" draw:cx="50%" draw:cy="50%" draw:start-color="#dfe8c4" draw:end-color="#ffffff" draw:start-intensity="100%" draw:end-intensity="100%"/>
    <draw:gradient draw:name="a1286" draw:style="radial" draw:cx="50%" draw:cy="50%" draw:start-color="#dfe8c4" draw:end-color="#ffffff" draw:start-intensity="100%" draw:end-intensity="100%"/>
    <draw:gradient draw:name="a1833" draw:style="radial" draw:cx="50%" draw:cy="50%" draw:start-color="#dfe8c4" draw:end-color="#ffffff" draw:start-intensity="100%" draw:end-intensity="100%"/>
    <draw:gradient draw:name="a978" draw:style="radial" draw:cx="50%" draw:cy="50%" draw:start-color="#dfe8c4" draw:end-color="#ffffff" draw:start-intensity="100%" draw:end-intensity="100%"/>
    <draw:gradient draw:name="a2088"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679" draw:style="radial" draw:cx="50%" draw:cy="50%" draw:start-color="#dfe8c4" draw:end-color="#ffffff" draw:start-intensity="100%" draw:end-intensity="100%"/>
    <draw:gradient draw:name="a1080" draw:style="radial" draw:cx="50%" draw:cy="50%" draw:start-color="#dfe8c4" draw:end-color="#ffffff" draw:start-intensity="100%" draw:end-intensity="100%"/>
    <draw:gradient draw:name="a1877" draw:style="radial" draw:cx="50%" draw:cy="50%" draw:start-color="#dfe8c4" draw:end-color="#ffffff" draw:start-intensity="100%" draw:end-intensity="100%"/>
    <draw:gradient draw:name="a1384" draw:style="radial" draw:cx="50%" draw:cy="50%" draw:start-color="#dfe8c4" draw:end-color="#ffffff" draw:start-intensity="100%" draw:end-intensity="100%"/>
    <draw:gradient draw:name="a1825" draw:style="radial" draw:cx="50%" draw:cy="50%" draw:start-color="#dfe8c4" draw:end-color="#ffffff" draw:start-intensity="100%" draw:end-intensity="100%"/>
    <draw:gradient draw:name="a1492" draw:style="radial" draw:cx="50%" draw:cy="50%" draw:start-color="#dfe8c4" draw:end-color="#ffffff" draw:start-intensity="100%" draw:end-intensity="100%"/>
    <draw:gradient draw:name="a773" draw:style="radial" draw:cx="50%" draw:cy="50%" draw:start-color="#dfe8c4" draw:end-color="#ffffff" draw:start-intensity="100%" draw:end-intensity="100%"/>
    <draw:gradient draw:name="a543" draw:style="radial" draw:cx="50%" draw:cy="50%" draw:start-color="#dfe8c4" draw:end-color="#ffffff" draw:start-intensity="100%" draw:end-intensity="100%"/>
    <draw:gradient draw:name="a0" draw:style="radial" draw:cx="50%" draw:cy="50%" draw:start-color="#dfe8c4" draw:end-color="#ffffff" draw:start-intensity="100%" draw:end-intensity="100%"/>
    <draw:gradient draw:name="a2024" draw:style="radial" draw:cx="50%" draw:cy="50%" draw:start-color="#dfe8c4" draw:end-color="#ffffff" draw:start-intensity="100%" draw:end-intensity="100%"/>
    <draw:gradient draw:name="a206" draw:style="radial" draw:cx="50%" draw:cy="50%" draw:start-color="#dfe8c4" draw:end-color="#ffffff" draw:start-intensity="100%" draw:end-intensity="100%"/>
    <draw:gradient draw:name="a1705" draw:style="radial" draw:cx="50%" draw:cy="50%" draw:start-color="#dfe8c4" draw:end-color="#ffffff" draw:start-intensity="100%" draw:end-intensity="100%"/>
    <draw:gradient draw:name="a1939" draw:style="radial" draw:cx="50%" draw:cy="50%" draw:start-color="#dfe8c4" draw:end-color="#ffffff" draw:start-intensity="100%" draw:end-intensity="100%"/>
    <draw:gradient draw:name="a1978" draw:style="radial" draw:cx="50%" draw:cy="50%" draw:start-color="#dfe8c4" draw:end-color="#ffffff" draw:start-intensity="100%" draw:end-intensity="100%"/>
    <draw:gradient draw:name="a317" draw:style="radial" draw:cx="50%" draw:cy="50%" draw:start-color="#dfe8c4" draw:end-color="#ffffff" draw:start-intensity="100%" draw:end-intensity="100%"/>
    <draw:gradient draw:name="a1895" draw:style="radial" draw:cx="50%" draw:cy="50%" draw:start-color="#dfe8c4" draw:end-color="#ffffff" draw:start-intensity="100%" draw:end-intensity="100%"/>
    <draw:gradient draw:name="a1594" draw:style="radial" draw:cx="50%" draw:cy="50%" draw:start-color="#dfe8c4" draw:end-color="#ffffff" draw:start-intensity="100%" draw:end-intensity="100%"/>
    <draw:gradient draw:name="a415" draw:style="radial" draw:cx="50%" draw:cy="50%" draw:start-color="#dfe8c4" draw:end-color="#ffffff" draw:start-intensity="100%" draw:end-intensity="100%"/>
    <table:table-template table:name="{5C22544A-7EE6-4342-B048-85BDC9FD1C3A}">
      <table:first-row table:style-name="a1821" table:paragraph-style-name=""/>
      <table:last-row table:style-name="a1822" table:paragraph-style-name=""/>
      <table:first-column table:style-name="a1823" table:paragraph-style-name=""/>
      <table:last-column table:style-name="a1824" table:paragraph-style-name=""/>
      <table:body table:style-name="a1816" table:paragraph-style-name=""/>
      <table:even-rows table:style-name="a1819" table:paragraph-style-name=""/>
      <table:odd-rows table:style-name="a1820" table:paragraph-style-name=""/>
      <table:even-columns table:style-name="a1817" table:paragraph-style-name=""/>
      <table:odd-columns table:style-name="a181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8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0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9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0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9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8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9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9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9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9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number:date-style xmlns:number="urn:oasis:names:tc:opendocument:xmlns:datastyle:1.0" style:name="a5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ilo"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Fare clic per modificare lo stile del titolo dello schema</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Fare clic per modificare gli stili del testo dello schema</text:span></text:p>
            </text:list-item>
          </text:list>
          <text:list text:style-name="a14">
            <text:list-item>
              <text:list text:style-name="a14">
                <text:list-item>
                  <text:p text:style-name="a13" text:class-names="" text:cond-style-name=""><text:span text:style-name="a12" text:class-names="">Secondo livello</text:span></text:p>
                </text:list-item>
              </text:list>
            </text:list-item>
          </text:list>
          <text:list text:style-name="a17">
            <text:list-item>
              <text:list text:style-name="a17">
                <text:list-item>
                  <text:list text:style-name="a17">
                    <text:list-item>
                      <text:p text:style-name="a16" text:class-names="" text:cond-style-name=""><text:span text:style-name="a15" text:class-names="">Terzo livello</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rto livello</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Quinto livello</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3/7/2025</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a-titolo"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Fare clic per modificare lo stile del titolo dello schema</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Fare clic per modificare lo stile del sottotitolo dello schema</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3/7/2025</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itolo-e-contenuto"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Fare clic per modificare lo stile del titolo dello schema</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Fare clic per modificare gli stili del testo dello schema</text:span></text:p>
            </text:list-item>
          </text:list>
          <text:list text:style-name="a220">
            <text:list-item>
              <text:list text:style-name="a220">
                <text:list-item>
                  <text:p text:style-name="a219" text:class-names="" text:cond-style-name=""><text:span text:style-name="a218" text:class-names="">Secondo livello</text:span></text:p>
                </text:list-item>
              </text:list>
            </text:list-item>
          </text:list>
          <text:list text:style-name="a223">
            <text:list-item>
              <text:list text:style-name="a223">
                <text:list-item>
                  <text:list text:style-name="a223">
                    <text:list-item>
                      <text:p text:style-name="a222" text:class-names="" text:cond-style-name=""><text:span text:style-name="a221" text:class-names="">Terzo livello</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rto livello</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Quinto livello</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3/7/2025</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Intestazione-sezione"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Fare clic per modificare lo stile del titolo dello schema</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Fare clic per modificare gli stili del testo dello schema</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3/7/2025</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ue-contenuti"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Fare clic per modificare lo stile del titolo dello schema</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Fare clic per modificare gli stili del testo dello schema</text:span></text:p>
            </text:list-item>
          </text:list>
          <text:list text:style-name="a429">
            <text:list-item>
              <text:list text:style-name="a429">
                <text:list-item>
                  <text:p text:style-name="a428" text:class-names="" text:cond-style-name=""><text:span text:style-name="a427" text:class-names="">Secondo livello</text:span></text:p>
                </text:list-item>
              </text:list>
            </text:list-item>
          </text:list>
          <text:list text:style-name="a432">
            <text:list-item>
              <text:list text:style-name="a432">
                <text:list-item>
                  <text:list text:style-name="a432">
                    <text:list-item>
                      <text:p text:style-name="a431" text:class-names="" text:cond-style-name=""><text:span text:style-name="a430" text:class-names="">Terzo livello</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rto livello</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Quinto livello</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Fare clic per modificare gli stili del testo dello schema</text:span></text:p>
            </text:list-item>
          </text:list>
          <text:list text:style-name="a446">
            <text:list-item>
              <text:list text:style-name="a446">
                <text:list-item>
                  <text:p text:style-name="a445" text:class-names="" text:cond-style-name=""><text:span text:style-name="a444" text:class-names="">Secondo livello</text:span></text:p>
                </text:list-item>
              </text:list>
            </text:list-item>
          </text:list>
          <text:list text:style-name="a449">
            <text:list-item>
              <text:list text:style-name="a449">
                <text:list-item>
                  <text:list text:style-name="a449">
                    <text:list-item>
                      <text:p text:style-name="a448" text:class-names="" text:cond-style-name=""><text:span text:style-name="a447" text:class-names="">Terzo livello</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rto livello</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Quinto livello</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3/7/2025</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nfronto"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Fare clic per modificare lo stile del titolo dello schema</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Fare clic per modificare gli stili del testo dello schema</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Fare clic per modificare gli stili del testo dello schema</text:span></text:p>
            </text:list-item>
          </text:list>
          <text:list text:style-name="a561">
            <text:list-item>
              <text:list text:style-name="a561">
                <text:list-item>
                  <text:p text:style-name="a560" text:class-names="" text:cond-style-name=""><text:span text:style-name="a559" text:class-names="">Secondo livello</text:span></text:p>
                </text:list-item>
              </text:list>
            </text:list-item>
          </text:list>
          <text:list text:style-name="a564">
            <text:list-item>
              <text:list text:style-name="a564">
                <text:list-item>
                  <text:list text:style-name="a564">
                    <text:list-item>
                      <text:p text:style-name="a563" text:class-names="" text:cond-style-name=""><text:span text:style-name="a562" text:class-names="">Terzo livello</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rto livello</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Quinto livello</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Fare clic per modificare gli stili del testo dello schema</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Fare clic per modificare gli stili del testo dello schema</text:span></text:p>
            </text:list-item>
          </text:list>
          <text:list text:style-name="a582">
            <text:list-item>
              <text:list text:style-name="a582">
                <text:list-item>
                  <text:p text:style-name="a581" text:class-names="" text:cond-style-name=""><text:span text:style-name="a580" text:class-names="">Secondo livello</text:span></text:p>
                </text:list-item>
              </text:list>
            </text:list-item>
          </text:list>
          <text:list text:style-name="a585">
            <text:list-item>
              <text:list text:style-name="a585">
                <text:list-item>
                  <text:list text:style-name="a585">
                    <text:list-item>
                      <text:p text:style-name="a584" text:class-names="" text:cond-style-name=""><text:span text:style-name="a583" text:class-names="">Terzo livello</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rto livello</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Quinto livello</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3/7/2025</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Solo-titolo"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Fare clic per modificare lo stile del titolo dello schema</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3/7/2025</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Vuota"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3/7/2025</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uto-con-didascalia"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Fare clic per modificare lo stile del titolo dello schema</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Fare clic per modificare gli stili del testo dello schema</text:span></text:p>
            </text:list-item>
          </text:list>
          <text:list text:style-name="a877">
            <text:list-item>
              <text:list text:style-name="a877">
                <text:list-item>
                  <text:p text:style-name="a876" text:class-names="" text:cond-style-name=""><text:span text:style-name="a875" text:class-names="">Secondo livello</text:span></text:p>
                </text:list-item>
              </text:list>
            </text:list-item>
          </text:list>
          <text:list text:style-name="a880">
            <text:list-item>
              <text:list text:style-name="a880">
                <text:list-item>
                  <text:list text:style-name="a880">
                    <text:list-item>
                      <text:p text:style-name="a879" text:class-names="" text:cond-style-name=""><text:span text:style-name="a878" text:class-names="">Terzo livello</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Quarto livello</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Quinto livello</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Fare clic per modificare gli stili del testo dello schema</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3/7/2025</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magine-con-didascalia"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Fare clic per modificare lo stile del titolo dello schema</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Fare clic sull'icona per inserire un'immagine</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Fare clic per modificare gli stili del testo dello schema</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3/7/2025</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itolo-e-sottotitolo"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Fare clic per modificare lo stile del titolo dello schema</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Fare clic per modificare gli stili del testo dello schema</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3/7/2025</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zione-con-didascalia"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Fare clic per modificare lo stile del titolo dello schema</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Fare clic per modificare gli stili del testo dello schema</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Fare clic per modificare gli stili del testo dello schema</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3/7/2025</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Scheda-nome"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Fare clic per modificare lo stile del titolo dello schema</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Fare clic per modificare gli stili del testo dello schema</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3/7/2025</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Scheda-nome-citazione"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Fare clic per modificare lo stile del titolo dello schema</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Fare clic per modificare gli stili del testo dello schema</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Fare clic per modificare gli stili del testo dello schema</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3/7/2025</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ero-o-falso"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Fare clic per modificare lo stile del titolo dello schema</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Fare clic per modificare gli stili del testo dello schema</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Fare clic per modificare gli stili del testo dello schema</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3/7/2025</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itolo-e-testo-verticale"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Fare clic per modificare lo stile del titolo dello schema</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Fare clic per modificare gli stili del testo dello schema</text:span></text:p>
            </text:list-item>
          </text:list>
          <text:list text:style-name="a1608">
            <text:list-item>
              <text:list text:style-name="a1608">
                <text:list-item>
                  <text:p text:style-name="a1607" text:class-names="" text:cond-style-name=""><text:span text:style-name="a1606" text:class-names="">Secondo livello</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erzo livello</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rto livello</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Quinto livello</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3/7/2025</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Titolo-e-testo-verticale"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Fare clic per modificare lo stile del titolo dello schema</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Fare clic per modificare gli stili del testo dello schema</text:span></text:p>
            </text:list-item>
          </text:list>
          <text:list text:style-name="a1719">
            <text:list-item>
              <text:list text:style-name="a1719">
                <text:list-item>
                  <text:p text:style-name="a1718" text:class-names="" text:cond-style-name=""><text:span text:style-name="a1717" text:class-names="">Secondo livello</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erzo livello</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Quarto livello</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Quinto livello</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3/7/2025</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meta:initial-creator>MICROSOFT</meta:initial-creator>
    <dc:creator>MICROSOFT</dc:creator>
    <meta:creation-date>2025-03-06T22:23:24Z</meta:creation-date>
    <dc:date>2025-03-08T18:37:42Z</dc:date>
    <meta:template xlink:href="Wisp" xlink:type="simple"/>
    <meta:editing-cycles>8</meta:editing-cycles>
    <meta:editing-duration>PT95670S</meta:editing-duration>
    <meta:document-statistic meta:paragraph-count="42" meta:word-count="327"/>
  </office:meta>
</office:document-meta>
</file>